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5in" style:rel-column-width="22030*"/>
    </style:style>
    <style:style style:name="Table1.B" style:family="table-column">
      <style:table-column-properties style:column-width="1.8139in" style:rel-column-width="17760*"/>
    </style:style>
    <style:style style:name="Table1.C" style:family="table-column">
      <style:table-column-properties style:column-width="0.9361in" style:rel-column-width="9165*"/>
    </style:style>
    <style:style style:name="Table1.D" style:family="table-column">
      <style:table-column-properties style:column-width="1.6931in" style:rel-column-width="1658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57f64"/>
    </style:style>
    <style:style style:name="P2" style:family="paragraph" style:parent-style-name="Standard">
      <style:text-properties officeooo:rsid="000cf1f5" officeooo:paragraph-rsid="000cf1f5"/>
    </style:style>
    <style:style style:name="P3" style:family="paragraph" style:parent-style-name="Standard">
      <style:text-properties officeooo:paragraph-rsid="000cf1f5"/>
    </style:style>
    <style:style style:name="P4" style:family="paragraph" style:parent-style-name="Standard">
      <style:text-properties officeooo:rsid="0010b086" officeooo:paragraph-rsid="0010b086"/>
    </style:style>
    <style:style style:name="P5" style:family="paragraph" style:parent-style-name="Standard">
      <style:text-properties officeooo:paragraph-rsid="00129300"/>
    </style:style>
    <style:style style:name="P6" style:family="paragraph" style:parent-style-name="Standard">
      <style:text-properties officeooo:rsid="00057f64" officeooo:paragraph-rsid="00057f64"/>
    </style:style>
    <style:style style:name="P7" style:family="paragraph" style:parent-style-name="Standard">
      <style:text-properties officeooo:rsid="00057f64" officeooo:paragraph-rsid="002914ad"/>
    </style:style>
    <style:style style:name="P8" style:family="paragraph" style:parent-style-name="Standard">
      <style:text-properties officeooo:rsid="002914ad" officeooo:paragraph-rsid="002914ad"/>
    </style:style>
    <style:style style:name="P9" style:family="paragraph" style:parent-style-name="Table_20_Contents">
      <style:text-properties officeooo:rsid="000cf1f5" officeooo:paragraph-rsid="000cf1f5"/>
    </style:style>
    <style:style style:name="P10" style:family="paragraph" style:parent-style-name="Table_20_Contents">
      <style:text-properties officeooo:rsid="000cf1f5" officeooo:paragraph-rsid="000e156e"/>
    </style:style>
    <style:style style:name="P11" style:family="paragraph" style:parent-style-name="Table_20_Contents">
      <style:text-properties officeooo:rsid="000cf1f5" officeooo:paragraph-rsid="000f6077"/>
    </style:style>
    <style:style style:name="P12" style:family="paragraph" style:parent-style-name="Table_20_Contents">
      <style:text-properties officeooo:rsid="000cf1f5" officeooo:paragraph-rsid="000f91b7"/>
    </style:style>
    <style:style style:name="P13" style:family="paragraph" style:parent-style-name="Table_20_Contents">
      <style:text-properties officeooo:rsid="000cf1f5" officeooo:paragraph-rsid="000fd0f6"/>
    </style:style>
    <style:style style:name="P14" style:family="paragraph" style:parent-style-name="Table_20_Contents">
      <style:text-properties officeooo:rsid="000cf1f5" officeooo:paragraph-rsid="00129300"/>
    </style:style>
    <style:style style:name="P15" style:family="paragraph" style:parent-style-name="Table_20_Contents">
      <style:text-properties officeooo:rsid="000cf1f5" officeooo:paragraph-rsid="0013310d"/>
    </style:style>
    <style:style style:name="P16" style:family="paragraph" style:parent-style-name="Table_20_Contents">
      <style:text-properties officeooo:rsid="000cf1f5" officeooo:paragraph-rsid="0014bc27"/>
    </style:style>
    <style:style style:name="P17" style:family="paragraph" style:parent-style-name="Table_20_Contents">
      <style:text-properties fo:font-weight="bold" officeooo:rsid="000cf1f5" officeooo:paragraph-rsid="000cf1f5" style:font-weight-asian="bold" style:font-weight-complex="bold"/>
    </style:style>
    <style:style style:name="P18" style:family="paragraph" style:parent-style-name="Table_20_Contents">
      <style:text-properties officeooo:rsid="000e156e" officeooo:paragraph-rsid="000e156e"/>
    </style:style>
    <style:style style:name="P19" style:family="paragraph" style:parent-style-name="Table_20_Contents">
      <style:text-properties officeooo:rsid="000e156e" officeooo:paragraph-rsid="000f6077"/>
    </style:style>
    <style:style style:name="P20" style:family="paragraph" style:parent-style-name="Table_20_Contents">
      <style:text-properties officeooo:rsid="000f6077" officeooo:paragraph-rsid="000f6077"/>
    </style:style>
    <style:style style:name="P21" style:family="paragraph" style:parent-style-name="Table_20_Contents">
      <style:text-properties officeooo:rsid="000f91b7" officeooo:paragraph-rsid="000f91b7"/>
    </style:style>
    <style:style style:name="P22" style:family="paragraph" style:parent-style-name="Table_20_Contents">
      <style:text-properties officeooo:rsid="000fd0f6" officeooo:paragraph-rsid="000fd0f6"/>
    </style:style>
    <style:style style:name="P23" style:family="paragraph" style:parent-style-name="Table_20_Contents">
      <style:text-properties officeooo:rsid="00129300" officeooo:paragraph-rsid="00129300"/>
    </style:style>
    <style:style style:name="P24" style:family="paragraph" style:parent-style-name="Table_20_Contents">
      <style:text-properties officeooo:rsid="00129300" officeooo:paragraph-rsid="0013310d"/>
    </style:style>
    <style:style style:name="P25" style:family="paragraph" style:parent-style-name="Table_20_Contents">
      <style:text-properties style:text-position="0% 100%" officeooo:rsid="0013310d" officeooo:paragraph-rsid="0013310d"/>
    </style:style>
    <style:style style:name="P26" style:family="paragraph" style:parent-style-name="Table_20_Contents">
      <style:text-properties officeooo:rsid="0014bc27" officeooo:paragraph-rsid="0014bc27"/>
    </style:style>
    <style:style style:name="P27" style:family="paragraph" style:parent-style-name="Standard">
      <style:text-properties officeooo:paragraph-rsid="002c2c0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3911" style:font-style-asian="italic" style:font-style-complex="italic"/>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234fe1"/>
    </style:style>
    <style:style style:name="T7" style:family="text">
      <style:text-properties style:text-position="sub 58%" officeooo:rsid="001e3911"/>
    </style:style>
    <style:style style:name="T8" style:family="text">
      <style:text-properties style:text-position="0% 100%"/>
    </style:style>
    <style:style style:name="T9" style:family="text">
      <style:text-properties style:text-position="0% 100%" style:font-name="Liberation Serif" officeooo:rsid="00057f64"/>
    </style:style>
    <style:style style:name="T10" style:family="text">
      <style:text-properties style:text-position="0% 100%" style:font-name="Liberation Serif" fo:font-style="italic" officeooo:rsid="00057f64" style:font-style-asian="italic" style:font-style-complex="italic"/>
    </style:style>
    <style:style style:name="T11" style:family="text">
      <style:text-properties style:text-position="0% 100%" style:font-name="Liberation Serif" fo:font-style="italic" officeooo:rsid="00234fe1" style:font-style-asian="italic" style:font-style-complex="italic"/>
    </style:style>
    <style:style style:name="T12" style:family="text">
      <style:text-properties style:text-position="0% 100%" style:font-name="Liberation Serif" officeooo:rsid="00234fe1"/>
    </style:style>
    <style:style style:name="T13" style:family="text">
      <style:text-properties style:text-position="0% 100%" style:font-name="Liberation Serif" fo:font-style="normal" officeooo:rsid="00234fe1" style:font-style-asian="normal" style:font-style-complex="normal"/>
    </style:style>
    <style:style style:name="T14" style:family="text">
      <style:text-properties style:text-position="0% 100%" style:font-name="Liberation Serif" officeooo:rsid="002ab703"/>
    </style:style>
    <style:style style:name="T15" style:family="text">
      <style:text-properties style:text-position="0% 100%" style:font-name="Liberation Serif1" officeooo:rsid="00057f64"/>
    </style:style>
    <style:style style:name="T16" style:family="text">
      <style:text-properties style:text-position="0% 100%" style:font-name="Liberation Serif1" officeooo:rsid="00033ce3"/>
    </style:style>
    <style:style style:name="T17" style:family="text">
      <style:text-properties style:text-position="0% 100%" style:font-name="Liberation Serif1" officeooo:rsid="00223f1d"/>
    </style:style>
    <style:style style:name="T18" style:family="text">
      <style:text-properties style:text-position="0% 100%" style:font-name="Liberation Serif1" officeooo:rsid="00234fe1"/>
    </style:style>
    <style:style style:name="T19" style:family="text">
      <style:text-properties style:text-position="0% 100%" style:font-name="Liberation Serif1" officeooo:rsid="002c2c01"/>
    </style:style>
    <style:style style:name="T20" style:family="text">
      <style:text-properties officeooo:rsid="000cf1f5"/>
    </style:style>
    <style:style style:name="T21" style:family="text">
      <style:text-properties style:font-name="Liberation Serif1"/>
    </style:style>
    <style:style style:name="T22" style:family="text">
      <style:text-properties style:font-name="Liberation Serif1" officeooo:rsid="000f6077"/>
    </style:style>
    <style:style style:name="T23" style:family="text">
      <style:text-properties style:font-name="Liberation Serif1" officeooo:rsid="001e3911"/>
    </style:style>
    <style:style style:name="T24" style:family="text">
      <style:text-properties style:font-name="Liberation Serif1" officeooo:rsid="001f9e6d"/>
    </style:style>
    <style:style style:name="T25" style:family="text">
      <style:text-properties style:font-name="Liberation Serif1" officeooo:rsid="002118da"/>
    </style:style>
    <style:style style:name="T26" style:family="text">
      <style:text-properties style:font-name="Liberation Serif1" officeooo:rsid="00033ce3"/>
    </style:style>
    <style:style style:name="T27" style:family="text">
      <style:text-properties style:font-name="Liberation Serif1" officeooo:rsid="00223f1d"/>
    </style:style>
    <style:style style:name="T28" style:family="text">
      <style:text-properties style:font-name="Liberation Serif1" officeooo:rsid="00234fe1"/>
    </style:style>
    <style:style style:name="T29" style:family="text">
      <style:text-properties style:font-name="Liberation Serif1" officeooo:rsid="0026abdb"/>
    </style:style>
    <style:style style:name="T30" style:family="text">
      <style:text-properties style:font-name="Liberation Serif1" officeooo:rsid="002c2c01"/>
    </style:style>
    <style:style style:name="T31" style:family="text">
      <style:text-properties officeooo:rsid="000f91b7"/>
    </style:style>
    <style:style style:name="T32" style:family="text">
      <style:text-properties style:text-position="super 58%"/>
    </style:style>
    <style:style style:name="T33" style:family="text">
      <style:text-properties style:text-position="super 58%" style:font-name="Liberation Serif"/>
    </style:style>
    <style:style style:name="T34" style:family="text">
      <style:text-properties style:text-position="super 58%" style:font-name="Liberation Serif" fo:font-style="normal" officeooo:rsid="00234fe1" style:font-style-asian="normal" style:font-style-complex="normal"/>
    </style:style>
    <style:style style:name="T35" style:family="text">
      <style:text-properties style:text-position="super 58%" officeooo:rsid="0014bc27"/>
    </style:style>
    <style:style style:name="T36" style:family="text">
      <style:text-properties style:text-position="super 58%" style:font-name="Liberation Serif1" officeooo:rsid="000fd0f6"/>
    </style:style>
    <style:style style:name="T37" style:family="text">
      <style:text-properties style:text-position="super 58%" style:font-name="Liberation Serif1" officeooo:rsid="0014bc27"/>
    </style:style>
    <style:style style:name="T38" style:family="text">
      <style:text-properties style:text-position="super 58%" style:font-name="Liberation Serif1" officeooo:rsid="000f6077"/>
    </style:style>
    <style:style style:name="T39" style:family="text">
      <style:text-properties style:text-position="super 58%" officeooo:rsid="000fd0f6"/>
    </style:style>
    <style:style style:name="T40" style:family="text">
      <style:text-properties officeooo:rsid="000fd0f6"/>
    </style:style>
    <style:style style:name="T41" style:family="text">
      <style:text-properties officeooo:rsid="00129300"/>
    </style:style>
    <style:style style:name="T42" style:family="text">
      <style:text-properties fo:font-style="normal" style:font-style-asian="normal" style:font-style-complex="normal"/>
    </style:style>
    <style:style style:name="T43" style:family="text">
      <style:text-properties fo:font-style="normal" officeooo:rsid="00129300" style:font-style-asian="normal" style:font-style-complex="normal"/>
    </style:style>
    <style:style style:name="T44" style:family="text">
      <style:text-properties officeooo:rsid="0014bc27"/>
    </style:style>
    <style:style style:name="T45" style:family="text">
      <style:text-properties officeooo:rsid="001e3911"/>
    </style:style>
    <style:style style:name="T46" style:family="text">
      <style:text-properties officeooo:rsid="002914ad"/>
    </style:style>
    <style:style style:name="T47" style:family="text">
      <style:text-properties officeooo:rsid="0029f3e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DdeLink__1804_916203313"/>SUPPLEMENTARY <text:span text:style-name="T45">METHODS</text:span><text:bookmark-end text:name="__DdeLink__1804_916203313"/></text:p>
      <text:p text:style-name="P1"/>
      <text:p text:style-name="P27"><text:span text:style-name="T45">An approximate Bayesian computation analysis requires to summarize observed and simulated data by some numerical indexes (or summary statistics) that are, in the ideal case, informative about the underlying processes that we wish to infer. In the present work we chose summary statistics (table S1) commonly used in population genetics that are known informative about the population size within demes (genetic diversity indexes such as heterozygosity, number of alleles and variance in allele size), genetic differentiation among demes (genetic distances between populations, </text:span><text:span text:style-name="T3">F</text:span><text:span text:style-name="T7">ST</text:span><text:span text:style-name="T45"> estimators and analogous statistics), and statistics informative about population size changes (Garza and Williamson statistic, Kimmel's </text:span><text:span text:style-name="T22">β </text:span><text:span text:style-name="T23">and the </text:span><text:span text:style-name="T25">statistic</text:span><text:span text:style-name="T23"> used in the popular software “Bottleneck” </text:span><text:reference-mark-start text:name="ZOTERO_ITEM CSL_CITATION {&quot;citationID&quot;:&quot;lTNZR66U&quot;,&quot;properties&quot;:{&quot;formattedCitation&quot;:&quot;(Cornuet et al. 1999)&quot;,&quot;plainCitation&quot;:&quot;(Cornuet et al. 1999)&quot;},&quot;citationItems&quot;:[{&quot;id&quot;:308,&quot;uris&quot;:[&quot;http://zotero.org/users/126362/items/AMH44VAF&quot;],&quot;uri&quot;:[&quot;http://zotero.org/users/126362/items/AMH44VAF&quot;],&quot;itemData&quot;:{&quot;id&quot;:308,&quot;type&quot;:&quot;article-journal&quot;,&quot;title&quot;:&quot;New methods employing multilocus genotypes to select or exclude populations as origins of individuals&quot;,&quot;container-title&quot;:&quot;Genetics&quot;,&quot;page&quot;:&quot;1989–2000&quot;,&quot;volume&quot;:&quot;153&quot;,&quot;issue&quot;:&quot;4&quot;,&quot;abstract&quot;:&quot;A new method for assigning individuals of unknown origin to populations, based on the genetic distance between individuals and populations, was compared to two existing methods based on the likelihood of multilocus genotypes. The distribution of the assignment criterion (genetic distance or genotype likelihood) for individuals of a given population was used to define the probability that an individual belongs to the population. Using this definition, it becomes possible to exclude a population as the origin of an individual, a useful extension of the currently available assignment methods. Using simulated data based on the coalescent process, the different methods were evaluated, varying the time of divergence of populations, the mutation model, the sample size, and the number of loci. Likelihood-based methods (especially the Bayesian method) always performed better than distance methods. Other things being equal, genetic markers were always more efficient when evolving under the infinite allele model than under the stepwise mutation model, even for equal values of the differentiation parameter Fst. Using the Bayesian method, a 100% correct assignment rate can be achieved by scoring ca. 10 microsatellite loci (H approx 0.6) on 30-50 individuals from each of 10 populations when the Fst is near 0.1.&quot;,&quot;journalAbbreviation&quot;:&quot;Genetics&quot;,&quot;author&quot;:[{&quot;family&quot;:&quot;Cornuet&quot;,&quot;given&quot;:&quot;Jean-Marie&quot;},{&quot;family&quot;:&quot;Piry&quot;,&quot;given&quot;:&quot;Sylvain&quot;},{&quot;family&quot;:&quot;Luikart&quot;,&quot;given&quot;:&quot;Gordon&quot;},{&quot;family&quot;:&quot;Estoup&quot;,&quot;given&quot;:&quot;Arnaud&quot;},{&quot;family&quot;:&quot;Solignac&quot;,&quot;given&quot;:&quot;Michel&quot;}],&quot;issued&quot;:{&quot;date-parts&quot;:[[&quot;1999&quot;,12]]}}}],&quot;schema&quot;:&quot;https://github.com/citation-style-language/schema/raw/master/csl-citation.json&quot;} RNDNx1cHd33Cq"/><text:span text:style-name="T23">(Cornuet et al. 1999)</text:span><text:reference-mark-end text:name="ZOTERO_ITEM CSL_CITATION {&quot;citationID&quot;:&quot;lTNZR66U&quot;,&quot;properties&quot;:{&quot;formattedCitation&quot;:&quot;(Cornuet et al. 1999)&quot;,&quot;plainCitation&quot;:&quot;(Cornuet et al. 1999)&quot;},&quot;citationItems&quot;:[{&quot;id&quot;:308,&quot;uris&quot;:[&quot;http://zotero.org/users/126362/items/AMH44VAF&quot;],&quot;uri&quot;:[&quot;http://zotero.org/users/126362/items/AMH44VAF&quot;],&quot;itemData&quot;:{&quot;id&quot;:308,&quot;type&quot;:&quot;article-journal&quot;,&quot;title&quot;:&quot;New methods employing multilocus genotypes to select or exclude populations as origins of individuals&quot;,&quot;container-title&quot;:&quot;Genetics&quot;,&quot;page&quot;:&quot;1989–2000&quot;,&quot;volume&quot;:&quot;153&quot;,&quot;issue&quot;:&quot;4&quot;,&quot;abstract&quot;:&quot;A new method for assigning individuals of unknown origin to populations, based on the genetic distance between individuals and populations, was compared to two existing methods based on the likelihood of multilocus genotypes. The distribution of the assignment criterion (genetic distance or genotype likelihood) for individuals of a given population was used to define the probability that an individual belongs to the population. Using this definition, it becomes possible to exclude a population as the origin of an individual, a useful extension of the currently available assignment methods. Using simulated data based on the coalescent process, the different methods were evaluated, varying the time of divergence of populations, the mutation model, the sample size, and the number of loci. Likelihood-based methods (especially the Bayesian method) always performed better than distance methods. Other things being equal, genetic markers were always more efficient when evolving under the infinite allele model than under the stepwise mutation model, even for equal values of the differentiation parameter Fst. Using the Bayesian method, a 100% correct assignment rate can be achieved by scoring ca. 10 microsatellite loci (H approx 0.6) on 30-50 individuals from each of 10 populations when the Fst is near 0.1.&quot;,&quot;journalAbbreviation&quot;:&quot;Genetics&quot;,&quot;author&quot;:[{&quot;family&quot;:&quot;Cornuet&quot;,&quot;given&quot;:&quot;Jean-Marie&quot;},{&quot;family&quot;:&quot;Piry&quot;,&quot;given&quot;:&quot;Sylvain&quot;},{&quot;family&quot;:&quot;Luikart&quot;,&quot;given&quot;:&quot;Gordon&quot;},{&quot;family&quot;:&quot;Estoup&quot;,&quot;given&quot;:&quot;Arnaud&quot;},{&quot;family&quot;:&quot;Solignac&quot;,&quot;given&quot;:&quot;Michel&quot;}],&quot;issued&quot;:{&quot;date-parts&quot;:[[&quot;1999&quot;,12]]}}}],&quot;schema&quot;:&quot;https://github.com/citation-style-language/schema/raw/master/csl-citation.json&quot;} RNDNx1cHd33Cq"/><text:span text:style-name="T23">). </text:span><text:span text:style-name="T24">In addition </text:span><text:span text:style-name="T25">we introduced an additional summary statistic</text:span><text:span text:style-name="T29">s </text:span><text:span text:style-name="T25">sensitive to population size changes. Characterization of population size changes through summary statistics is, in most cases, based on the comparisons of two genetic diversity indexes whose relative values follow some theoretically known relationship for population in equilibrium (i.e. constant size populations). Kimmel's </text:span><text:span text:style-name="T22">β</text:span><text:span text:style-name="T25"> is based on a disequilibrium between heterozygosity and allele size variance </text:span><text:reference-mark-start text:name="ZOTERO_ITEM CSL_CITATION {&quot;citationID&quot;:&quot;v7MzeuNj&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S7COaQUg5q"/><text:span text:style-name="T25">(Kimmel et al. 1998)</text:span><text:reference-mark-end text:name="ZOTERO_ITEM CSL_CITATION {&quot;citationID&quot;:&quot;v7MzeuNj&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S7COaQUg5q"/><text:span text:style-name="T25"> and Bottleneck statistic compares number of alleles and heterozygosity </text:span><text:reference-mark-start text:name="ZOTERO_ITEM CSL_CITATION {&quot;citationID&quot;:&quot;r7THGCAg&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88kaFGNlMX"/><text:span text:style-name="T25">(Cornuet and Luikart 1996)</text:span><text:reference-mark-end text:name="ZOTERO_ITEM CSL_CITATION {&quot;citationID&quot;:&quot;r7THGCAg&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88kaFGNlMX"/><text:span text:style-name="T25">. Our new statistic </text:span><text:span text:style-name="T22">β</text:span><text:span text:style-name="T30">'</text:span><text:span text:style-name="T22"> </text:span><text:span text:style-name="T27">is the ratio between</text:span><text:span text:style-name="T25"> </text:span><text:span text:style-name="T27">an estimator of </text:span><text:span text:style-name="T26">θ</text:span><text:span text:style-name="T9">=4</text:span><text:span text:style-name="T10">N</text:span><text:span text:style-name="T15">μ </text:span><text:span text:style-name="T17">based on the allele size variance and an estimator </text:span><text:span text:style-name="T16">θ </text:span><text:span text:style-name="T17">based on the</text:span><text:span text:style-name="T27"> </text:span><text:span text:style-name="T25">number of alleles</text:span><text:span text:style-name="T28"> </text:span><text:span text:style-name="T25">and allele size variance </text:span><text:span text:style-name="T28">(</text:span><text:span text:style-name="T22">β</text:span><text:span text:style-name="T30">'</text:span><text:span text:style-name="T28">=</text:span><text:span text:style-name="T26">θ</text:span><text:span text:style-name="T6">V</text:span><text:span text:style-name="T18">/</text:span><text:span text:style-name="T16">θ</text:span><text:span text:style-name="T6">Na</text:span><text:span text:style-name="T28">), </text:span><text:span text:style-name="T27">following the same approach as </text:span><text:reference-mark-start text:name="ZOTERO_ITEM CSL_CITATION {&quot;citationID&quot;:&quot;qU9pAvFK&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3xoZj1Eajv"/>(Kimmel et al. 1998)<text:reference-mark-end text:name="ZOTERO_ITEM CSL_CITATION {&quot;citationID&quot;:&quot;qU9pAvFK&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3xoZj1Eajv"/><text:span text:style-name="T25">. </text:span><text:span text:style-name="T27">These estimator are based on the expected values under a stepwise mutation model </text:span><text:span text:style-name="T30">(SMM) </text:span><text:span text:style-name="T27">and have been described by </text:span><text:reference-mark-start text:name="ZOTERO_ITEM CSL_CITATION {&quot;citationID&quot;:&quot;oALVuew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9jvmHGcnyS"/>(Kimmel and Chakraborty 1996)<text:reference-mark-end text:name="ZOTERO_ITEM CSL_CITATION {&quot;citationID&quot;:&quot;oALVuew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9jvmHGcnyS"/><text:span text:style-name="T25"> </text:span><text:span text:style-name="T28">as </text:span><text:span text:style-name="T26">θ</text:span><text:span text:style-name="T6">V</text:span><text:span text:style-name="T9">=</text:span><text:span text:style-name="T14">2</text:span><text:span text:style-name="T11">V</text:span><text:span text:style-name="T12"> (where </text:span><text:span text:style-name="T11">V</text:span><text:span text:style-name="T12"> is the variance in allele size)</text:span><text:span text:style-name="T9"> </text:span><text:span text:style-name="T27">and </text:span><text:reference-mark-start text:name="ZOTERO_ITEM CSL_CITATION {&quot;citationID&quot;:&quot;gbpPhaf2&quot;,&quot;properties&quot;:{&quot;formattedCitation&quot;:&quot;(Ohta and Kimura 1973)&quot;,&quot;plainCitation&quot;:&quot;(Ohta and Kimura 1973)&quot;},&quot;citationItems&quot;:[{&quot;id&quot;:2581,&quot;uris&quot;:[&quot;http://zotero.org/users/126362/items/NXABXW5K&quot;],&quot;uri&quot;:[&quot;http://zotero.org/users/126362/items/NXABXW5K&quot;],&quot;itemData&quot;:{&quot;id&quot;:2581,&quot;type&quot;:&quot;article-journal&quot;,&quot;title&quot;:&quot;A model of mutation appropriate to estimate the number of electrophoretically detectable alleles in a finite population&quot;,&quot;container-title&quot;:&quot;Genetical Research&quot;,&quot;page&quot;:&quot;201&quot;,&quot;volume&quot;:&quot;22&quot;,&quot;issue&quot;:&quot;02&quot;,&quot;source&quot;:&quot;CrossRef&quot;,&quot;DOI&quot;:&quot;10.1017/S0016672300012994&quot;,&quot;ISSN&quot;:&quot;0016-6723, 1469-5073&quot;,&quot;language&quot;:&quot;en&quot;,&quot;author&quot;:[{&quot;family&quot;:&quot;Ohta&quot;,&quot;given&quot;:&quot;Tomoko&quot;},{&quot;family&quot;:&quot;Kimura&quot;,&quot;given&quot;:&quot;Motoo&quot;}],&quot;issued&quot;:{&quot;date-parts&quot;:[[&quot;1973&quot;,10]]}}}],&quot;schema&quot;:&quot;https://github.com/citation-style-language/schema/raw/master/csl-citation.json&quot;} RNDPUjhVqbsVH"/>(Ohta and Kimura 1973)<text:reference-mark-end text:name="ZOTERO_ITEM CSL_CITATION {&quot;citationID&quot;:&quot;gbpPhaf2&quot;,&quot;properties&quot;:{&quot;formattedCitation&quot;:&quot;(Ohta and Kimura 1973)&quot;,&quot;plainCitation&quot;:&quot;(Ohta and Kimura 1973)&quot;},&quot;citationItems&quot;:[{&quot;id&quot;:2581,&quot;uris&quot;:[&quot;http://zotero.org/users/126362/items/NXABXW5K&quot;],&quot;uri&quot;:[&quot;http://zotero.org/users/126362/items/NXABXW5K&quot;],&quot;itemData&quot;:{&quot;id&quot;:2581,&quot;type&quot;:&quot;article-journal&quot;,&quot;title&quot;:&quot;A model of mutation appropriate to estimate the number of electrophoretically detectable alleles in a finite population&quot;,&quot;container-title&quot;:&quot;Genetical Research&quot;,&quot;page&quot;:&quot;201&quot;,&quot;volume&quot;:&quot;22&quot;,&quot;issue&quot;:&quot;02&quot;,&quot;source&quot;:&quot;CrossRef&quot;,&quot;DOI&quot;:&quot;10.1017/S0016672300012994&quot;,&quot;ISSN&quot;:&quot;0016-6723, 1469-5073&quot;,&quot;language&quot;:&quot;en&quot;,&quot;author&quot;:[{&quot;family&quot;:&quot;Ohta&quot;,&quot;given&quot;:&quot;Tomoko&quot;},{&quot;family&quot;:&quot;Kimura&quot;,&quot;given&quot;:&quot;Motoo&quot;}],&quot;issued&quot;:{&quot;date-parts&quot;:[[&quot;1973&quot;,10]]}}}],&quot;schema&quot;:&quot;https://github.com/citation-style-language/schema/raw/master/csl-citation.json&quot;} RNDPUjhVqbsVH"/><text:span text:style-name="T17"> </text:span><text:span text:style-name="T18">as </text:span><text:bookmark-start text:name="__DdeLink__3473_851942945"/><text:span text:style-name="T16">θ</text:span><text:span text:style-name="T6">Na</text:span><text:bookmark-end text:name="__DdeLink__3473_851942945"/><text:span text:style-name="T9">=</text:span><text:span text:style-name="T12">(</text:span><text:span text:style-name="T11">Na</text:span><text:span text:style-name="T34">2</text:span><text:span text:style-name="T13">-1)/2</text:span><text:span text:style-name="T12"> (where </text:span><text:span text:style-name="T11">Na</text:span><text:span text:style-name="T12"> is the number of alleles)</text:span><text:span text:style-name="T18">. </text:span><text:span text:style-name="T17"><text:s/>In an equilibrium population values should be around 1 and departures from this values would indicate changes in population size </text:span><text:span text:style-name="T19">(for loci mutating under the SMM)</text:span><text:span text:style-name="T17">.</text:span></text:p>
      <text:p text:style-name="P1"/>
      <text:p text:style-name="P4">Table S1. Summary statistics used in ABC</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Summary statistic</text:p>
          </table:table-cell>
          <table:table-cell table:style-name="Table1.A1" office:value-type="string">
            <text:p text:style-name="P17">Population</text:p>
          </table:table-cell>
          <table:table-cell table:style-name="Table1.A1" office:value-type="string">
            <text:p text:style-name="P17">R package</text:p>
          </table:table-cell>
          <table:table-cell table:style-name="Table1.D1" office:value-type="string">
            <text:p text:style-name="P17">Reference</text:p>
          </table:table-cell>
        </table:table-row>
        <table:table-row>
          <table:table-cell table:style-name="Table1.A2" office:value-type="string">
            <text:p text:style-name="P9">Heterozygosity<text:span text:style-name="T32">*</text:span></text:p>
          </table:table-cell>
          <table:table-cell table:style-name="Table1.A2" office:value-type="string">
            <text:p text:style-name="P9">Eastern, Western, Total</text:p>
          </table:table-cell>
          <table:table-cell table:style-name="Table1.A2" office:value-type="string">
            <text:p text:style-name="P9">pegas</text:p>
          </table:table-cell>
          <table:table-cell table:style-name="Table1.D2" office:value-type="string">
            <text:p text:style-name="Table_20_Contents"><text:reference-mark-start text:name="ZOTERO_ITEM CSL_CITATION {&quot;citationID&quot;:&quot;EU7URg0P&quot;,&quot;properties&quot;:{&quot;formattedCitation&quot;:&quot;(Nei 1987)&quot;,&quot;plainCitation&quot;:&quot;(Nei 1987)&quot;},&quot;citationItems&quot;:[{&quot;id&quot;:2596,&quot;uris&quot;:[&quot;http://zotero.org/users/126362/items/3ZPVP3PP&quot;],&quot;uri&quot;:[&quot;http://zotero.org/users/126362/items/3ZPVP3PP&quot;],&quot;itemData&quot;:{&quot;id&quot;:2596,&quot;type&quot;:&quot;book&quot;,&quot;title&quot;:&quot;Molecular evolutionary genetics&quot;,&quot;publisher&quot;:&quot;Columbia University Press&quot;,&quot;publisher-place&quot;:&quot;New York&quot;,&quot;event-place&quot;:&quot;New York&quot;,&quot;author&quot;:[{&quot;family&quot;:&quot;Nei&quot;,&quot;given&quot;:&quot;Masatoshi&quot;}],&quot;issued&quot;:{&quot;date-parts&quot;:[[&quot;1987&quot;]]}}}],&quot;schema&quot;:&quot;https://github.com/citation-style-language/schema/raw/master/csl-citation.json&quot;} RNDoJvhU97bZX"/>(Nei 1987)<text:reference-mark-end text:name="ZOTERO_ITEM CSL_CITATION {&quot;citationID&quot;:&quot;EU7URg0P&quot;,&quot;properties&quot;:{&quot;formattedCitation&quot;:&quot;(Nei 1987)&quot;,&quot;plainCitation&quot;:&quot;(Nei 1987)&quot;},&quot;citationItems&quot;:[{&quot;id&quot;:2596,&quot;uris&quot;:[&quot;http://zotero.org/users/126362/items/3ZPVP3PP&quot;],&quot;uri&quot;:[&quot;http://zotero.org/users/126362/items/3ZPVP3PP&quot;],&quot;itemData&quot;:{&quot;id&quot;:2596,&quot;type&quot;:&quot;book&quot;,&quot;title&quot;:&quot;Molecular evolutionary genetics&quot;,&quot;publisher&quot;:&quot;Columbia University Press&quot;,&quot;publisher-place&quot;:&quot;New York&quot;,&quot;event-place&quot;:&quot;New York&quot;,&quot;author&quot;:[{&quot;family&quot;:&quot;Nei&quot;,&quot;given&quot;:&quot;Masatoshi&quot;}],&quot;issued&quot;:{&quot;date-parts&quot;:[[&quot;1987&quot;]]}}}],&quot;schema&quot;:&quot;https://github.com/citation-style-language/schema/raw/master/csl-citation.json&quot;} RNDoJvhU97bZX"/></text:p>
          </table:table-cell>
        </table:table-row>
        <table:table-row>
          <table:table-cell table:style-name="Table1.A2" office:value-type="string">
            <text:p text:style-name="P9">Number of alleles<text:span text:style-name="T32">*</text:span></text:p>
          </table:table-cell>
          <table:table-cell table:style-name="Table1.A2" office:value-type="string">
            <text:p text:style-name="P9">Eastern, Western, Tota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Number of private alleles<text:span text:style-name="T32">*</text:span></text:p>
          </table:table-cell>
          <table:table-cell table:style-name="Table1.A2" office:value-type="string">
            <text:p text:style-name="P12">Eastern, Wester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Number of shared alleles<text:span text:style-name="T32">*</text:span></text:p>
          </table:table-cell>
          <table:table-cell table:style-name="Table1.A2" office:value-type="string">
            <text:p text:style-name="P9">Eastern <text:span text:style-name="T31">&amp; </text:span>Wester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Variance in allele size<text:span text:style-name="T32">*</text:span></text:p>
          </table:table-cell>
          <table:table-cell table:style-name="Table1.A2" office:value-type="string">
            <text:p text:style-name="P9">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CLO3dSF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2gKe3TPWu1"/>(Kimmel and Chakraborty 1996)<text:reference-mark-end text:name="ZOTERO_ITEM CSL_CITATION {&quot;citationID&quot;:&quot;CLO3dSF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2gKe3TPWu1"/></text:p>
          </table:table-cell>
        </table:table-row>
        <table:table-row>
          <table:table-cell table:style-name="Table1.A2" office:value-type="string">
            <text:p text:style-name="P9">Range of allele size<text:span text:style-name="T32">*</text:span></text:p>
          </table:table-cell>
          <table:table-cell table:style-name="Table1.A2" office:value-type="string">
            <text:p text:style-name="P9">Eastern, Western, Tota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8">Garza and Williamson statistic<text:span text:style-name="T32">*</text:span></text:p>
          </table:table-cell>
          <table:table-cell table:style-name="Table1.A2" office:value-type="string">
            <text:p text:style-name="P10">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An2eOSyR&quot;,&quot;properties&quot;:{&quot;formattedCitation&quot;:&quot;(Garza and Williamson 2001)&quot;,&quot;plainCitation&quot;:&quot;(Garza and Williamson 2001)&quot;},&quot;citationItems&quot;:[{&quot;id&quot;:624,&quot;uris&quot;:[&quot;http://zotero.org/users/126362/items/IU62CBZ2&quot;],&quot;uri&quot;:[&quot;http://zotero.org/users/126362/items/IU62CBZ2&quot;],&quot;itemData&quot;:{&quot;id&quot;:624,&quot;type&quot;:&quot;article-journal&quot;,&quot;title&quot;:&quot;Detection of reduction in population size using data from microsatellite loci&quot;,&quot;container-title&quot;:&quot;Molecular Ecology&quot;,&quot;page&quot;:&quot;305–318&quot;,&quot;volume&quot;:&quot;10&quot;,&quot;issue&quot;:&quot;2&quot;,&quot;abstract&quot;:&quot;Abstract We demonstrate that the mean ratio of the number of alleles to the range in allele size, which we term M, calculated from a population sample of microsatellite loci, can be used to detect reductions in population size. Using simulations, we show that, for a general class of mutation models, the value of M decreases when a population is reduced in size. The magnitude of the decrease is positively correlated with the severity and duration of the reduction in size. We also find that the rate of recovery of M following a reduction in size is positively correlated with post-reduction population size, but that recovery occurs in both small and large populations. This indicates that M can distinguish between populations that have been recently reduced in size and those which have been small for a long time. We employ M to develop a statistical test for recent reductions in population size that can detect such changes for more than 100 generations with the post-reduction demographic scenarios we examine. We also compute M for a variety of populations and species using microsatellite data collected from the literature. We find that the value of M consistently predicts the reported demographic history for these populations. This method, and others like it, promises to be an important tool for the conservation and management of populations that are in need of intervention or recovery.&quot;,&quot;DOI&quot;:&quot;10.1046/j.1365-294x.2001.01190.x&quot;,&quot;author&quot;:[{&quot;family&quot;:&quot;Garza&quot;,&quot;given&quot;:&quot;J. C.&quot;},{&quot;family&quot;:&quot;Williamson&quot;,&quot;given&quot;:&quot;E. G.&quot;}],&quot;issued&quot;:{&quot;date-parts&quot;:[[&quot;2001&quot;,2]]}}}],&quot;schema&quot;:&quot;https://github.com/citation-style-language/schema/raw/master/csl-citation.json&quot;} RNDgRtrstskrD"/>(Garza and Williamson 2001)<text:reference-mark-end text:name="ZOTERO_ITEM CSL_CITATION {&quot;citationID&quot;:&quot;An2eOSyR&quot;,&quot;properties&quot;:{&quot;formattedCitation&quot;:&quot;(Garza and Williamson 2001)&quot;,&quot;plainCitation&quot;:&quot;(Garza and Williamson 2001)&quot;},&quot;citationItems&quot;:[{&quot;id&quot;:624,&quot;uris&quot;:[&quot;http://zotero.org/users/126362/items/IU62CBZ2&quot;],&quot;uri&quot;:[&quot;http://zotero.org/users/126362/items/IU62CBZ2&quot;],&quot;itemData&quot;:{&quot;id&quot;:624,&quot;type&quot;:&quot;article-journal&quot;,&quot;title&quot;:&quot;Detection of reduction in population size using data from microsatellite loci&quot;,&quot;container-title&quot;:&quot;Molecular Ecology&quot;,&quot;page&quot;:&quot;305–318&quot;,&quot;volume&quot;:&quot;10&quot;,&quot;issue&quot;:&quot;2&quot;,&quot;abstract&quot;:&quot;Abstract We demonstrate that the mean ratio of the number of alleles to the range in allele size, which we term M, calculated from a population sample of microsatellite loci, can be used to detect reductions in population size. Using simulations, we show that, for a general class of mutation models, the value of M decreases when a population is reduced in size. The magnitude of the decrease is positively correlated with the severity and duration of the reduction in size. We also find that the rate of recovery of M following a reduction in size is positively correlated with post-reduction population size, but that recovery occurs in both small and large populations. This indicates that M can distinguish between populations that have been recently reduced in size and those which have been small for a long time. We employ M to develop a statistical test for recent reductions in population size that can detect such changes for more than 100 generations with the post-reduction demographic scenarios we examine. We also compute M for a variety of populations and species using microsatellite data collected from the literature. We find that the value of M consistently predicts the reported demographic history for these populations. This method, and others like it, promises to be an important tool for the conservation and management of populations that are in need of intervention or recovery.&quot;,&quot;DOI&quot;:&quot;10.1046/j.1365-294x.2001.01190.x&quot;,&quot;author&quot;:[{&quot;family&quot;:&quot;Garza&quot;,&quot;given&quot;:&quot;J. C.&quot;},{&quot;family&quot;:&quot;Williamson&quot;,&quot;given&quot;:&quot;E. G.&quot;}],&quot;issued&quot;:{&quot;date-parts&quot;:[[&quot;2001&quot;,2]]}}}],&quot;schema&quot;:&quot;https://github.com/citation-style-language/schema/raw/master/csl-citation.json&quot;} RNDgRtrstskrD"/></text:p>
          </table:table-cell>
        </table:table-row>
        <table:table-row>
          <table:table-cell table:style-name="Table1.A2" office:value-type="string">
            <text:p text:style-name="P19">Kimmel<text:span text:style-name="T41">'s</text:span> <text:span text:style-name="T22">β</text:span><text:span text:style-name="T38">*</text:span></text:p>
          </table:table-cell>
          <table:table-cell table:style-name="Table1.A2" office:value-type="string">
            <text:p text:style-name="P11">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GQVbetbr&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Uh6xRdJyR7"/>(Kimmel et al. 1998)<text:reference-mark-end text:name="ZOTERO_ITEM CSL_CITATION {&quot;citationID&quot;:&quot;GQVbetbr&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Uh6xRdJyR7"/></text:p>
          </table:table-cell>
        </table:table-row>
        <table:table-row>
          <table:table-cell table:style-name="Table1.A2" office:value-type="string">
            <text:p text:style-name="P18"><text:span text:style-name="T22">β</text:span><text:span text:style-name="T30">'</text:span><text:span text:style-name="T38">*</text:span></text:p>
          </table:table-cell>
          <table:table-cell table:style-name="Table1.A2" office:value-type="string">
            <text:p text:style-name="P11">Eastern, Western, Total</text:p>
          </table:table-cell>
          <table:table-cell table:style-name="Table1.A2" office:value-type="string">
            <text:p text:style-name="Table_20_Contents"/>
          </table:table-cell>
          <table:table-cell table:style-name="Table1.D2" office:value-type="string">
            <text:p text:style-name="P20">this work (see text)</text:p>
          </table:table-cell>
        </table:table-row>
        <table:table-row>
          <table:table-cell table:style-name="Table1.A2" office:value-type="string">
            <text:p text:style-name="P20">“Bottleneck” statistic<text:span text:style-name="T32">*</text:span></text:p>
          </table:table-cell>
          <table:table-cell table:style-name="Table1.A2" office:value-type="string">
            <text:p text:style-name="P11">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ouvSo0k9&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2Y0k5wfTpu"/>(Cornuet and Luikart 1996)<text:reference-mark-end text:name="ZOTERO_ITEM CSL_CITATION {&quot;citationID&quot;:&quot;ouvSo0k9&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2Y0k5wfTpu"/></text:p>
          </table:table-cell>
        </table:table-row>
        <table:table-row>
          <table:table-cell table:style-name="Table1.A2" office:value-type="string">
            <text:p text:style-name="P21"><text:span text:style-name="T21">(δμ)</text:span><text:span text:style-name="T33">2*</text:span></text:p>
          </table:table-cell>
          <table:table-cell table:style-name="Table1.A2" office:value-type="string">
            <text:p text:style-name="P12">Eastern <text:span text:style-name="T40">&amp;</text:span> Western</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CW7eY2jC&quot;,&quot;properties&quot;:{&quot;formattedCitation&quot;:&quot;(Goldstein et al. 1995)&quot;,&quot;plainCitation&quot;:&quot;(Goldstein et al. 1995)&quot;},&quot;citationItems&quot;:[{&quot;id&quot;:25,&quot;uris&quot;:[&quot;http://zotero.org/users/126362/items/9GXZBX4Q&quot;],&quot;uri&quot;:[&quot;http://zotero.org/users/126362/items/9GXZBX4Q&quot;],&quot;itemData&quot;:{&quot;id&quot;:25,&quot;type&quot;:&quot;article-journal&quot;,&quot;title&quot;:&quot;Genetic absolute dating based on microsatellites and the origin of modern humans&quot;,&quot;container-title&quot;:&quot;Proceedings of the National Academy of Sciences&quot;,&quot;page&quot;:&quot;6723-6727&quot;,&quot;volume&quot;:&quot;92&quot;,&quot;issue&quot;:&quot;15&quot;,&quot;source&quot;:&quot;www.pnas.org&quot;,&quot;abstract&quot;:&quot;We introduce a new genetic distance for microsatellite loci, incorporating features of the stepwise mutation model, and test its performance on microsatellite polymorphisms in humans, chimpanzees, and gorillas. We find that it performs well in determining the relations among the primates, but less well than other distance measures (not based on the stepwise mutation model) in determining the relations among closely related human populations. However, the deepest split in the human phylogeny seems to be accurately reconstructed by the new distance and separates African and non-African populations. The new distance is independent of population size and therefore allows direct estimation of divergence times if the mutation rate is known. Based on 30 microsatellite polymorphisms and a recently reported average mutation rate of 5.6 x 10(-4) at 15 dinucleotide microsatellites, we estimate that the deepest split in the human phylogeny occurred about 156,000 years ago. Unlike most previous estimates, ours requires no external calibration of the rate of molecular evolution. We can use such calibrations, however, to test our estimate.&quot;,&quot;ISSN&quot;:&quot;0027-8424, 1091-6490&quot;,&quot;note&quot;:&quot;PMID: 7624310&quot;,&quot;journalAbbreviation&quot;:&quot;PNAS&quot;,&quot;language&quot;:&quot;en&quot;,&quot;author&quot;:[{&quot;family&quot;:&quot;Goldstein&quot;,&quot;given&quot;:&quot;D. B.&quot;},{&quot;family&quot;:&quot;Linares&quot;,&quot;given&quot;:&quot;A. Ruiz&quot;},{&quot;family&quot;:&quot;Cavalli-Sforza&quot;,&quot;given&quot;:&quot;L. L.&quot;},{&quot;family&quot;:&quot;Feldman&quot;,&quot;given&quot;:&quot;M. W.&quot;}],&quot;issued&quot;:{&quot;date-parts&quot;:[[&quot;1995&quot;,7,18]]},&quot;PMID&quot;:&quot;7624310&quot;}}],&quot;schema&quot;:&quot;https://github.com/citation-style-language/schema/raw/master/csl-citation.json&quot;} RNDLmFvWlF0Ik"/>(Goldstein et al. 1995)<text:reference-mark-end text:name="ZOTERO_ITEM CSL_CITATION {&quot;citationID&quot;:&quot;CW7eY2jC&quot;,&quot;properties&quot;:{&quot;formattedCitation&quot;:&quot;(Goldstein et al. 1995)&quot;,&quot;plainCitation&quot;:&quot;(Goldstein et al. 1995)&quot;},&quot;citationItems&quot;:[{&quot;id&quot;:25,&quot;uris&quot;:[&quot;http://zotero.org/users/126362/items/9GXZBX4Q&quot;],&quot;uri&quot;:[&quot;http://zotero.org/users/126362/items/9GXZBX4Q&quot;],&quot;itemData&quot;:{&quot;id&quot;:25,&quot;type&quot;:&quot;article-journal&quot;,&quot;title&quot;:&quot;Genetic absolute dating based on microsatellites and the origin of modern humans&quot;,&quot;container-title&quot;:&quot;Proceedings of the National Academy of Sciences&quot;,&quot;page&quot;:&quot;6723-6727&quot;,&quot;volume&quot;:&quot;92&quot;,&quot;issue&quot;:&quot;15&quot;,&quot;source&quot;:&quot;www.pnas.org&quot;,&quot;abstract&quot;:&quot;We introduce a new genetic distance for microsatellite loci, incorporating features of the stepwise mutation model, and test its performance on microsatellite polymorphisms in humans, chimpanzees, and gorillas. We find that it performs well in determining the relations among the primates, but less well than other distance measures (not based on the stepwise mutation model) in determining the relations among closely related human populations. However, the deepest split in the human phylogeny seems to be accurately reconstructed by the new distance and separates African and non-African populations. The new distance is independent of population size and therefore allows direct estimation of divergence times if the mutation rate is known. Based on 30 microsatellite polymorphisms and a recently reported average mutation rate of 5.6 x 10(-4) at 15 dinucleotide microsatellites, we estimate that the deepest split in the human phylogeny occurred about 156,000 years ago. Unlike most previous estimates, ours requires no external calibration of the rate of molecular evolution. We can use such calibrations, however, to test our estimate.&quot;,&quot;ISSN&quot;:&quot;0027-8424, 1091-6490&quot;,&quot;note&quot;:&quot;PMID: 7624310&quot;,&quot;journalAbbreviation&quot;:&quot;PNAS&quot;,&quot;language&quot;:&quot;en&quot;,&quot;author&quot;:[{&quot;family&quot;:&quot;Goldstein&quot;,&quot;given&quot;:&quot;D. B.&quot;},{&quot;family&quot;:&quot;Linares&quot;,&quot;given&quot;:&quot;A. Ruiz&quot;},{&quot;family&quot;:&quot;Cavalli-Sforza&quot;,&quot;given&quot;:&quot;L. L.&quot;},{&quot;family&quot;:&quot;Feldman&quot;,&quot;given&quot;:&quot;M. W.&quot;}],&quot;issued&quot;:{&quot;date-parts&quot;:[[&quot;1995&quot;,7,18]]},&quot;PMID&quot;:&quot;7624310&quot;}}],&quot;schema&quot;:&quot;https://github.com/citation-style-language/schema/raw/master/csl-citation.json&quot;} RNDLmFvWlF0Ik"/></text:p>
          </table:table-cell>
        </table:table-row>
        <table:table-row>
          <table:table-cell table:style-name="Table1.A2" office:value-type="string">
            <text:p text:style-name="P22"><text:span text:style-name="T2">G</text:span><text:span text:style-name="T4">ST</text:span><text:span text:style-name="T32">*</text:span><text:span text:style-name="T35">$</text:span></text:p>
          </table:table-cell>
          <table:table-cell table:style-name="Table1.A2" office:value-type="string">
            <text:p text:style-name="P13">Eastern <text:span text:style-name="T40">&amp;</text:span> Western</text:p>
          </table:table-cell>
          <table:table-cell table:style-name="Table1.A2" office:value-type="string">
            <text:p text:style-name="P22">mmod</text:p>
          </table:table-cell>
          <table:table-cell table:style-name="Table1.D2" office:value-type="string">
            <text:p text:style-name="Table_20_Contents"><text:reference-mark-start text:name="ZOTERO_ITEM CSL_CITATION {&quot;citationID&quot;:&quot;kE6dJJK9&quot;,&quot;properties&quot;:{&quot;formattedCitation&quot;:&quot;(Nei 1973)&quot;,&quot;plainCitation&quot;:&quot;(Nei 1973)&quot;},&quot;citationItems&quot;:[{&quot;id&quot;:1091,&quot;uris&quot;:[&quot;http://zotero.org/users/126362/items/WU9ZCE58&quot;],&quot;uri&quot;:[&quot;http://zotero.org/users/126362/items/WU9ZCE58&quot;],&quot;itemData&quot;:{&quot;id&quot;:1091,&quot;type&quot;:&quot;article-journal&quot;,&quot;title&quot;:&quot;Analysis of gene diversity in subdivided populations&quot;,&quot;container-title&quot;:&quot;Proceedings of the National Academy of Sciences&quot;,&quot;page&quot;:&quot;3321–3323&quot;,&quot;volume&quot;:&quot;70&quot;,&quot;issue&quot;:&quot;12&quot;,&quot;abstract&quot;:&quot;A method is presented by which the gene diversity (heterozygosity) of a subdivided population can be analyzed into its components, i.e., the gene diversities within and between subpopulations. This method is applicable to any population without regard to the number of alleles per locus, the pattern of evolutionary forces such as mutation, selection, and migration, and the reproductive method of the organism used. Measures of the absolute and relative magnitudes of gene differentiation among subpopulations are also proposed.&quot;,&quot;author&quot;:[{&quot;family&quot;:&quot;Nei&quot;,&quot;given&quot;:&quot;M.&quot;}],&quot;issued&quot;:{&quot;date-parts&quot;:[[&quot;1973&quot;,12]]}}}],&quot;schema&quot;:&quot;https://github.com/citation-style-language/schema/raw/master/csl-citation.json&quot;} RNDw1YXFbV4ef"/>(Nei 1973)<text:reference-mark-end text:name="ZOTERO_ITEM CSL_CITATION {&quot;citationID&quot;:&quot;kE6dJJK9&quot;,&quot;properties&quot;:{&quot;formattedCitation&quot;:&quot;(Nei 1973)&quot;,&quot;plainCitation&quot;:&quot;(Nei 1973)&quot;},&quot;citationItems&quot;:[{&quot;id&quot;:1091,&quot;uris&quot;:[&quot;http://zotero.org/users/126362/items/WU9ZCE58&quot;],&quot;uri&quot;:[&quot;http://zotero.org/users/126362/items/WU9ZCE58&quot;],&quot;itemData&quot;:{&quot;id&quot;:1091,&quot;type&quot;:&quot;article-journal&quot;,&quot;title&quot;:&quot;Analysis of gene diversity in subdivided populations&quot;,&quot;container-title&quot;:&quot;Proceedings of the National Academy of Sciences&quot;,&quot;page&quot;:&quot;3321–3323&quot;,&quot;volume&quot;:&quot;70&quot;,&quot;issue&quot;:&quot;12&quot;,&quot;abstract&quot;:&quot;A method is presented by which the gene diversity (heterozygosity) of a subdivided population can be analyzed into its components, i.e., the gene diversities within and between subpopulations. This method is applicable to any population without regard to the number of alleles per locus, the pattern of evolutionary forces such as mutation, selection, and migration, and the reproductive method of the organism used. Measures of the absolute and relative magnitudes of gene differentiation among subpopulations are also proposed.&quot;,&quot;author&quot;:[{&quot;family&quot;:&quot;Nei&quot;,&quot;given&quot;:&quot;M.&quot;}],&quot;issued&quot;:{&quot;date-parts&quot;:[[&quot;1973&quot;,12]]}}}],&quot;schema&quot;:&quot;https://github.com/citation-style-language/schema/raw/master/csl-citation.json&quot;} RNDw1YXFbV4ef"/></text:p>
          </table:table-cell>
        </table:table-row>
        <table:table-row>
          <table:table-cell table:style-name="Table1.A2" office:value-type="string">
            <text:p text:style-name="P22"><text:span text:style-name="T2">G</text:span><text:span text:style-name="T43">'</text:span><text:span text:style-name="T42">'</text:span><text:span text:style-name="T4">ST</text:span><text:span text:style-name="T32">*</text:span><text:span text:style-name="T35">$</text:span></text:p>
          </table:table-cell>
          <table:table-cell table:style-name="Table1.A2" office:value-type="string">
            <text:p text:style-name="P13">Eastern <text:span text:style-name="T40">&amp;</text:span> Western</text:p>
          </table:table-cell>
          <table:table-cell table:style-name="Table1.A2" office:value-type="string">
            <text:p text:style-name="P22">mmod</text:p>
          </table:table-cell>
          <table:table-cell table:style-name="Table1.D2" office:value-type="string">
            <text:p text:style-name="Table_20_Contents"><text:reference-mark-start text:name="ZOTERO_ITEM CSL_CITATION {&quot;citationID&quot;:&quot;H1yHkTkx&quot;,&quot;properties&quot;:{&quot;formattedCitation&quot;:&quot;(Meirmans and Hedrick 2011)&quot;,&quot;plainCitation&quot;:&quot;(Meirmans and Hedrick 2011)&quot;},&quot;citationItems&quot;:[{&quot;id&quot;:2599,&quot;uris&quot;:[&quot;http://zotero.org/users/126362/items/3ZSXET9V&quot;],&quot;uri&quot;:[&quot;http://zotero.org/users/126362/items/3ZSXET9V&quot;],&quot;itemData&quot;:{&quot;id&quot;:2599,&quot;type&quot;:&quot;article-journal&quot;,&quot;title&quot;:&quot;Assessing population structure: FST and related measures&quot;,&quot;container-title&quot;:&quot;Molecular Ecology Resources&quot;,&quot;page&quot;:&quot;5-18&quot;,&quot;volume&quot;:&quot;11&quot;,&quot;issue&quot;:&quot;1&quot;,&quot;source&quot;:&quot;CrossRef&quot;,&quot;DOI&quot;:&quot;10.1111/j.1755-0998.2010.02927.x&quot;,&quot;ISSN&quot;:&quot;1755098X&quot;,&quot;shortTitle&quot;:&quot;Assessing population structure&quot;,&quot;language&quot;:&quot;en&quot;,&quot;author&quot;:[{&quot;family&quot;:&quot;Meirmans&quot;,&quot;given&quot;:&quot;Patrick G.&quot;},{&quot;family&quot;:&quot;Hedrick&quot;,&quot;given&quot;:&quot;Philip W.&quot;}],&quot;issued&quot;:{&quot;date-parts&quot;:[[&quot;2011&quot;,1]]}}}],&quot;schema&quot;:&quot;https://github.com/citation-style-language/schema/raw/master/csl-citation.json&quot;} RNDZhTusdL6W9"/>(Meirmans and Hedrick 2011)<text:reference-mark-end text:name="ZOTERO_ITEM CSL_CITATION {&quot;citationID&quot;:&quot;H1yHkTkx&quot;,&quot;properties&quot;:{&quot;formattedCitation&quot;:&quot;(Meirmans and Hedrick 2011)&quot;,&quot;plainCitation&quot;:&quot;(Meirmans and Hedrick 2011)&quot;},&quot;citationItems&quot;:[{&quot;id&quot;:2599,&quot;uris&quot;:[&quot;http://zotero.org/users/126362/items/3ZSXET9V&quot;],&quot;uri&quot;:[&quot;http://zotero.org/users/126362/items/3ZSXET9V&quot;],&quot;itemData&quot;:{&quot;id&quot;:2599,&quot;type&quot;:&quot;article-journal&quot;,&quot;title&quot;:&quot;Assessing population structure: FST and related measures&quot;,&quot;container-title&quot;:&quot;Molecular Ecology Resources&quot;,&quot;page&quot;:&quot;5-18&quot;,&quot;volume&quot;:&quot;11&quot;,&quot;issue&quot;:&quot;1&quot;,&quot;source&quot;:&quot;CrossRef&quot;,&quot;DOI&quot;:&quot;10.1111/j.1755-0998.2010.02927.x&quot;,&quot;ISSN&quot;:&quot;1755098X&quot;,&quot;shortTitle&quot;:&quot;Assessing population structure&quot;,&quot;language&quot;:&quot;en&quot;,&quot;author&quot;:[{&quot;family&quot;:&quot;Meirmans&quot;,&quot;given&quot;:&quot;Patrick G.&quot;},{&quot;family&quot;:&quot;Hedrick&quot;,&quot;given&quot;:&quot;Philip W.&quot;}],&quot;issued&quot;:{&quot;date-parts&quot;:[[&quot;2011&quot;,1]]}}}],&quot;schema&quot;:&quot;https://github.com/citation-style-language/schema/raw/master/csl-citation.json&quot;} RNDZhTusdL6W9"/></text:p>
          </table:table-cell>
        </table:table-row>
        <table:table-row>
          <table:table-cell table:style-name="Table1.A2" office:value-type="string">
            <text:p text:style-name="P23">Jost's D<text:span text:style-name="T32">*</text:span><text:span text:style-name="T35">$#</text:span></text:p>
          </table:table-cell>
          <table:table-cell table:style-name="Table1.A2" office:value-type="string">
            <text:p text:style-name="P14">Eastern <text:span text:style-name="T40">&amp;</text:span> Western</text:p>
          </table:table-cell>
          <table:table-cell table:style-name="Table1.A2" office:value-type="string">
            <text:p text:style-name="P23">mmod</text:p>
          </table:table-cell>
          <table:table-cell table:style-name="Table1.D2" office:value-type="string">
            <text:p text:style-name="Table_20_Contents"><text:reference-mark-start text:name="ZOTERO_ITEM CSL_CITATION {&quot;citationID&quot;:&quot;qHwZ5uMA&quot;,&quot;properties&quot;:{&quot;formattedCitation&quot;:&quot;(Jost 2008)&quot;,&quot;plainCitation&quot;:&quot;(Jost 2008)&quot;},&quot;citationItems&quot;:[{&quot;id&quot;:2598,&quot;uris&quot;:[&quot;http://zotero.org/users/126362/items/QKVQ9X6F&quot;],&quot;uri&quot;:[&quot;http://zotero.org/users/126362/items/QKVQ9X6F&quot;],&quot;itemData&quot;:{&quot;id&quot;:2598,&quot;type&quot;:&quot;article-journal&quot;,&quot;title&quot;:&quot;GST and its relatives do not measure differentiation&quot;,&quot;container-title&quot;:&quot;Molecular Ecology&quot;,&quot;page&quot;:&quot;4015-4026&quot;,&quot;volume&quot;:&quot;17&quot;,&quot;issue&quot;:&quot;18&quot;,&quot;source&quot;:&quot;CrossRef&quot;,&quot;DOI&quot;:&quot;10.1111/j.1365-294X.2008.03887.x&quot;,&quot;ISSN&quot;:&quot;09621083, 1365294X&quot;,&quot;language&quot;:&quot;en&quot;,&quot;author&quot;:[{&quot;family&quot;:&quot;Jost&quot;,&quot;given&quot;:&quot;Lou&quot;}],&quot;issued&quot;:{&quot;date-parts&quot;:[[&quot;2008&quot;,9]]}}}],&quot;schema&quot;:&quot;https://github.com/citation-style-language/schema/raw/master/csl-citation.json&quot;} RNDEssNx7BhFI"/>(Jost 2008)<text:reference-mark-end text:name="ZOTERO_ITEM CSL_CITATION {&quot;citationID&quot;:&quot;qHwZ5uMA&quot;,&quot;properties&quot;:{&quot;formattedCitation&quot;:&quot;(Jost 2008)&quot;,&quot;plainCitation&quot;:&quot;(Jost 2008)&quot;},&quot;citationItems&quot;:[{&quot;id&quot;:2598,&quot;uris&quot;:[&quot;http://zotero.org/users/126362/items/QKVQ9X6F&quot;],&quot;uri&quot;:[&quot;http://zotero.org/users/126362/items/QKVQ9X6F&quot;],&quot;itemData&quot;:{&quot;id&quot;:2598,&quot;type&quot;:&quot;article-journal&quot;,&quot;title&quot;:&quot;GST and its relatives do not measure differentiation&quot;,&quot;container-title&quot;:&quot;Molecular Ecology&quot;,&quot;page&quot;:&quot;4015-4026&quot;,&quot;volume&quot;:&quot;17&quot;,&quot;issue&quot;:&quot;18&quot;,&quot;source&quot;:&quot;CrossRef&quot;,&quot;DOI&quot;:&quot;10.1111/j.1365-294X.2008.03887.x&quot;,&quot;ISSN&quot;:&quot;09621083, 1365294X&quot;,&quot;language&quot;:&quot;en&quot;,&quot;author&quot;:[{&quot;family&quot;:&quot;Jost&quot;,&quot;given&quot;:&quot;Lou&quot;}],&quot;issued&quot;:{&quot;date-parts&quot;:[[&quot;2008&quot;,9]]}}}],&quot;schema&quot;:&quot;https://github.com/citation-style-language/schema/raw/master/csl-citation.json&quot;} RNDEssNx7BhFI"/></text:p>
          </table:table-cell>
        </table:table-row>
        <text:soft-page-break/>
        <table:table-row>
          <table:table-cell table:style-name="Table1.A2" office:value-type="string">
            <text:p text:style-name="P25"><text:span text:style-name="T21">Ф'</text:span><text:span text:style-name="T5">ST</text:span><text:span text:style-name="T36">*</text:span><text:span text:style-name="T37">$</text:span></text:p>
          </table:table-cell>
          <table:table-cell table:style-name="Table1.A2" office:value-type="string">
            <text:p text:style-name="P15">Eastern <text:span text:style-name="T40">&amp;</text:span> Western</text:p>
          </table:table-cell>
          <table:table-cell table:style-name="Table1.A2" office:value-type="string">
            <text:p text:style-name="P23">mmod</text:p>
          </table:table-cell>
          <table:table-cell table:style-name="Table1.D2" office:value-type="string">
            <text:p text:style-name="Table_20_Contents"><text:reference-mark-start text:name="ZOTERO_ITEM CSL_CITATION {&quot;citationID&quot;:&quot;sgcLkSbp&quot;,&quot;properties&quot;:{&quot;formattedCitation&quot;:&quot;(Meirmans 2006)&quot;,&quot;plainCitation&quot;:&quot;(Meirmans 2006)&quot;},&quot;citationItems&quot;:[{&quot;id&quot;:2601,&quot;uris&quot;:[&quot;http://zotero.org/users/126362/items/Z9WDB5S4&quot;],&quot;uri&quot;:[&quot;http://zotero.org/users/126362/items/Z9WDB5S4&quot;],&quot;itemData&quot;:{&quot;id&quot;:2601,&quot;type&quot;:&quot;article-journal&quot;,&quot;title&quot;:&quot;Using the AMOVA framework to estimate a standardized genetic differentiation measure&quot;,&quot;container-title&quot;:&quot;Evolution&quot;,&quot;page&quot;:&quot;2399-2402&quot;,&quot;volume&quot;:&quot;60&quot;,&quot;issue&quot;:&quot;11&quot;,&quot;source&quot;:&quot;CrossRef&quot;,&quot;DOI&quot;:&quot;10.1111/j.0014-3820.2006.tb01874.x&quot;,&quot;ISSN&quot;:&quot;0014-3820, 1558-5646&quot;,&quot;language&quot;:&quot;en&quot;,&quot;author&quot;:[{&quot;family&quot;:&quot;Meirmans&quot;,&quot;given&quot;:&quot;Patrick G.&quot;}],&quot;issued&quot;:{&quot;date-parts&quot;:[[&quot;2006&quot;,11]]}}}],&quot;schema&quot;:&quot;https://github.com/citation-style-language/schema/raw/master/csl-citation.json&quot;} RND077HjxYsjc"/>(Meirmans 2006)<text:reference-mark-end text:name="ZOTERO_ITEM CSL_CITATION {&quot;citationID&quot;:&quot;sgcLkSbp&quot;,&quot;properties&quot;:{&quot;formattedCitation&quot;:&quot;(Meirmans 2006)&quot;,&quot;plainCitation&quot;:&quot;(Meirmans 2006)&quot;},&quot;citationItems&quot;:[{&quot;id&quot;:2601,&quot;uris&quot;:[&quot;http://zotero.org/users/126362/items/Z9WDB5S4&quot;],&quot;uri&quot;:[&quot;http://zotero.org/users/126362/items/Z9WDB5S4&quot;],&quot;itemData&quot;:{&quot;id&quot;:2601,&quot;type&quot;:&quot;article-journal&quot;,&quot;title&quot;:&quot;Using the AMOVA framework to estimate a standardized genetic differentiation measure&quot;,&quot;container-title&quot;:&quot;Evolution&quot;,&quot;page&quot;:&quot;2399-2402&quot;,&quot;volume&quot;:&quot;60&quot;,&quot;issue&quot;:&quot;11&quot;,&quot;source&quot;:&quot;CrossRef&quot;,&quot;DOI&quot;:&quot;10.1111/j.0014-3820.2006.tb01874.x&quot;,&quot;ISSN&quot;:&quot;0014-3820, 1558-5646&quot;,&quot;language&quot;:&quot;en&quot;,&quot;author&quot;:[{&quot;family&quot;:&quot;Meirmans&quot;,&quot;given&quot;:&quot;Patrick G.&quot;}],&quot;issued&quot;:{&quot;date-parts&quot;:[[&quot;2006&quot;,11]]}}}],&quot;schema&quot;:&quot;https://github.com/citation-style-language/schema/raw/master/csl-citation.json&quot;} RND077HjxYsjc"/></text:p>
          </table:table-cell>
        </table:table-row>
        <table:table-row>
          <table:table-cell table:style-name="Table1.A2" office:value-type="string">
            <text:p text:style-name="P24"><text:span text:style-name="T2">F</text:span><text:span text:style-name="T4">ST</text:span><text:span text:style-name="T39">*</text:span><text:span text:style-name="T35">$</text:span></text:p>
          </table:table-cell>
          <table:table-cell table:style-name="Table1.A2" office:value-type="string">
            <text:p text:style-name="P15">Eastern <text:span text:style-name="T40">&amp;</text:span> Western</text:p>
          </table:table-cell>
          <table:table-cell table:style-name="Table1.A2" office:value-type="string">
            <text:p text:style-name="P23">pegas</text:p>
          </table:table-cell>
          <table:table-cell table:style-name="Table1.D2" office:value-type="string">
            <text:p text:style-name="Table_20_Contents"><text:reference-mark-start text:name="ZOTERO_ITEM CSL_CITATION {&quot;citationID&quot;:&quot;GQbPdxqS&quot;,&quot;properties&quot;:{&quot;formattedCitation&quot;:&quot;(Weir and Cockerham 1984)&quot;,&quot;plainCitation&quot;:&quot;(Weir and Cockerham 1984)&quot;},&quot;citationItems&quot;:[{&quot;id&quot;:374,&quot;uris&quot;:[&quot;http://zotero.org/users/126362/items/CDNBEH3P&quot;],&quot;uri&quot;:[&quot;http://zotero.org/users/126362/items/CDNBEH3P&quot;],&quot;itemData&quot;:{&quot;id&quot;:374,&quot;type&quot;:&quot;article-journal&quot;,&quot;title&quot;:&quot;Estimating F-statistics for the analysis of population structure&quot;,&quot;container-title&quot;:&quot;Evolution&quot;,&quot;page&quot;:&quot;1358–1370&quot;,&quot;volume&quot;:&quot;38&quot;,&quot;issue&quot;:&quot;6&quot;,&quot;abstract&quot;:&quot;Formulae are given for estimators for the parameters F, $\\theta$, f (F$_IT$, F$_ST$, F$_IS$) of population structure. As with all such estimators, ratios are used so that their properties are not known exactly, but they have been found to perform satisfactorily in simulations. Unlike the estimators in general use, the formulae do not make assumptions concerning numbers of populations, sample sizes, or heterozygote frequencies. As such, they are suited to small data sets and will aid the comparisons of results of different investigators. A simple weighting procedure is suggested for combining information over alleles and loci, and sample variances may be estimated by a jackknife procedure.&quot;,&quot;DOI&quot;:&quot;10.2307/2408641&quot;,&quot;author&quot;:[{&quot;family&quot;:&quot;Weir&quot;,&quot;given&quot;:&quot;B. S.&quot;},{&quot;family&quot;:&quot;Cockerham&quot;,&quot;given&quot;:&quot;C. Clark&quot;}],&quot;issued&quot;:{&quot;date-parts&quot;:[[&quot;1984&quot;,11]]}}}],&quot;schema&quot;:&quot;https://github.com/citation-style-language/schema/raw/master/csl-citation.json&quot;} RND8FvgXKmBzC"/>(Weir and Cockerham 1984)<text:reference-mark-end text:name="ZOTERO_ITEM CSL_CITATION {&quot;citationID&quot;:&quot;GQbPdxqS&quot;,&quot;properties&quot;:{&quot;formattedCitation&quot;:&quot;(Weir and Cockerham 1984)&quot;,&quot;plainCitation&quot;:&quot;(Weir and Cockerham 1984)&quot;},&quot;citationItems&quot;:[{&quot;id&quot;:374,&quot;uris&quot;:[&quot;http://zotero.org/users/126362/items/CDNBEH3P&quot;],&quot;uri&quot;:[&quot;http://zotero.org/users/126362/items/CDNBEH3P&quot;],&quot;itemData&quot;:{&quot;id&quot;:374,&quot;type&quot;:&quot;article-journal&quot;,&quot;title&quot;:&quot;Estimating F-statistics for the analysis of population structure&quot;,&quot;container-title&quot;:&quot;Evolution&quot;,&quot;page&quot;:&quot;1358–1370&quot;,&quot;volume&quot;:&quot;38&quot;,&quot;issue&quot;:&quot;6&quot;,&quot;abstract&quot;:&quot;Formulae are given for estimators for the parameters F, $\\theta$, f (F$_IT$, F$_ST$, F$_IS$) of population structure. As with all such estimators, ratios are used so that their properties are not known exactly, but they have been found to perform satisfactorily in simulations. Unlike the estimators in general use, the formulae do not make assumptions concerning numbers of populations, sample sizes, or heterozygote frequencies. As such, they are suited to small data sets and will aid the comparisons of results of different investigators. A simple weighting procedure is suggested for combining information over alleles and loci, and sample variances may be estimated by a jackknife procedure.&quot;,&quot;DOI&quot;:&quot;10.2307/2408641&quot;,&quot;author&quot;:[{&quot;family&quot;:&quot;Weir&quot;,&quot;given&quot;:&quot;B. S.&quot;},{&quot;family&quot;:&quot;Cockerham&quot;,&quot;given&quot;:&quot;C. Clark&quot;}],&quot;issued&quot;:{&quot;date-parts&quot;:[[&quot;1984&quot;,11]]}}}],&quot;schema&quot;:&quot;https://github.com/citation-style-language/schema/raw/master/csl-citation.json&quot;} RND8FvgXKmBzC"/></text:p>
          </table:table-cell>
        </table:table-row>
        <table:table-row>
          <table:table-cell table:style-name="Table1.A2" office:value-type="string">
            <text:p text:style-name="P26">Neis's distance<text:span text:style-name="T32">$</text:span></text:p>
          </table:table-cell>
          <table:table-cell table:style-name="Table1.A2" office:value-type="string">
            <text:p text:style-name="P16">Eastern <text:span text:style-name="T40">&amp;</text:span> Western</text:p>
          </table:table-cell>
          <table:table-cell table:style-name="Table1.A2" office:value-type="string">
            <text:p text:style-name="P26">adegenet</text:p>
          </table:table-cell>
          <table:table-cell table:style-name="Table1.D2" office:value-type="string">
            <text:p text:style-name="Table_20_Contents"><text:reference-mark-start text:name="ZOTERO_ITEM CSL_CITATION {&quot;citationID&quot;:&quot;EpFc5O01&quot;,&quot;properties&quot;:{&quot;formattedCitation&quot;:&quot;(Nei 1972)&quot;,&quot;plainCitation&quot;:&quot;(Nei 1972)&quot;},&quot;citationItems&quot;:[{&quot;id&quot;:834,&quot;uris&quot;:[&quot;http://zotero.org/users/126362/items/QVRH95Z4&quot;],&quot;uri&quot;:[&quot;http://zotero.org/users/126362/items/QVRH95Z4&quot;],&quot;itemData&quot;:{&quot;id&quot;:834,&quot;type&quot;:&quot;article-journal&quot;,&quot;title&quot;:&quot;Genetic distance between populations&quot;,&quot;container-title&quot;:&quot;The American Naturalist&quot;,&quot;page&quot;:&quot;283–292&quot;,&quot;volume&quot;:&quot;106&quot;,&quot;issue&quot;:&quot;949&quot;,&quot;abstract&quot;:&quot;A measure of genetic distance (D) based on the identity of genes between populations is formulated. It is defined as D = -log$_e$I, where I is the normalized identity of genes between two populations. This genetic distance measures the accumulated allele differences per locus. If the rate of gene substitution per year is constant, it is linearly related to the divergence time between populations under sexual isolation. It is also linearly related to geographical distance or area in some migration models. Since D is a measure of the accumulated number of codon differences per locus, it can also be estimated from data on amino acid sequences in proteins even for a distantly related species. Thus, if enough data are available, genetic distance between any pair of organisms can be measured in terms of D. This measure is applicable to any kind of organism without regard to ploidy or mating scheme.&quot;,&quot;author&quot;:[{&quot;family&quot;:&quot;Nei&quot;,&quot;given&quot;:&quot;Masatoshi&quot;}],&quot;issued&quot;:{&quot;date-parts&quot;:[[&quot;1972&quot;,6]]}}}],&quot;schema&quot;:&quot;https://github.com/citation-style-language/schema/raw/master/csl-citation.json&quot;} RNDFZBjQ6iWoL"/>(Nei 1972)<text:reference-mark-end text:name="ZOTERO_ITEM CSL_CITATION {&quot;citationID&quot;:&quot;EpFc5O01&quot;,&quot;properties&quot;:{&quot;formattedCitation&quot;:&quot;(Nei 1972)&quot;,&quot;plainCitation&quot;:&quot;(Nei 1972)&quot;},&quot;citationItems&quot;:[{&quot;id&quot;:834,&quot;uris&quot;:[&quot;http://zotero.org/users/126362/items/QVRH95Z4&quot;],&quot;uri&quot;:[&quot;http://zotero.org/users/126362/items/QVRH95Z4&quot;],&quot;itemData&quot;:{&quot;id&quot;:834,&quot;type&quot;:&quot;article-journal&quot;,&quot;title&quot;:&quot;Genetic distance between populations&quot;,&quot;container-title&quot;:&quot;The American Naturalist&quot;,&quot;page&quot;:&quot;283–292&quot;,&quot;volume&quot;:&quot;106&quot;,&quot;issue&quot;:&quot;949&quot;,&quot;abstract&quot;:&quot;A measure of genetic distance (D) based on the identity of genes between populations is formulated. It is defined as D = -log$_e$I, where I is the normalized identity of genes between two populations. This genetic distance measures the accumulated allele differences per locus. If the rate of gene substitution per year is constant, it is linearly related to the divergence time between populations under sexual isolation. It is also linearly related to geographical distance or area in some migration models. Since D is a measure of the accumulated number of codon differences per locus, it can also be estimated from data on amino acid sequences in proteins even for a distantly related species. Thus, if enough data are available, genetic distance between any pair of organisms can be measured in terms of D. This measure is applicable to any kind of organism without regard to ploidy or mating scheme.&quot;,&quot;author&quot;:[{&quot;family&quot;:&quot;Nei&quot;,&quot;given&quot;:&quot;Masatoshi&quot;}],&quot;issued&quot;:{&quot;date-parts&quot;:[[&quot;1972&quot;,6]]}}}],&quot;schema&quot;:&quot;https://github.com/citation-style-language/schema/raw/master/csl-citation.json&quot;} RNDFZBjQ6iWoL"/></text:p>
          </table:table-cell>
        </table:table-row>
        <table:table-row>
          <table:table-cell table:style-name="Table1.A2" office:value-type="string">
            <text:p text:style-name="P26">Edwards' distance<text:span text:style-name="T32">$</text:span></text:p>
          </table:table-cell>
          <table:table-cell table:style-name="Table1.A2" office:value-type="string">
            <text:p text:style-name="P16">Eastern <text:span text:style-name="T40">&amp;</text:span> Western</text:p>
          </table:table-cell>
          <table:table-cell table:style-name="Table1.A2" office:value-type="string">
            <text:p text:style-name="P26">adegenet</text:p>
          </table:table-cell>
          <table:table-cell table:style-name="Table1.D2" office:value-type="string">
            <text:p text:style-name="Table_20_Contents"><text:reference-mark-start text:name="ZOTERO_ITEM CSL_CITATION {&quot;citationID&quot;:&quot;RyJyCWd4&quot;,&quot;properties&quot;:{&quot;formattedCitation&quot;:&quot;(Edwards 1971)&quot;,&quot;plainCitation&quot;:&quot;(Edwards 1971)&quot;},&quot;citationItems&quot;:[{&quot;id&quot;:2607,&quot;uris&quot;:[&quot;http://zotero.org/users/126362/items/AQF8H8XS&quot;],&quot;uri&quot;:[&quot;http://zotero.org/users/126362/items/AQF8H8XS&quot;],&quot;itemData&quot;:{&quot;id&quot;:2607,&quot;type&quot;:&quot;article-journal&quot;,&quot;title&quot;:&quot;Distances between Populations on the Basis of Gene Frequencies&quot;,&quot;container-title&quot;:&quot;Biometrics&quot;,&quot;page&quot;:&quot;873&quot;,&quot;volume&quot;:&quot;27&quot;,&quot;issue&quot;:&quot;4&quot;,&quot;source&quot;:&quot;CrossRef&quot;,&quot;DOI&quot;:&quot;10.2307/2528824&quot;,&quot;ISSN&quot;:&quot;0006341X&quot;,&quot;author&quot;:[{&quot;family&quot;:&quot;Edwards&quot;,&quot;given&quot;:&quot;A. W. F.&quot;}],&quot;issued&quot;:{&quot;date-parts&quot;:[[&quot;1971&quot;,12]]}}}],&quot;schema&quot;:&quot;https://github.com/citation-style-language/schema/raw/master/csl-citation.json&quot;} RND3DM2Bn2Pkf"/>(Edwards 1971)<text:reference-mark-end text:name="ZOTERO_ITEM CSL_CITATION {&quot;citationID&quot;:&quot;RyJyCWd4&quot;,&quot;properties&quot;:{&quot;formattedCitation&quot;:&quot;(Edwards 1971)&quot;,&quot;plainCitation&quot;:&quot;(Edwards 1971)&quot;},&quot;citationItems&quot;:[{&quot;id&quot;:2607,&quot;uris&quot;:[&quot;http://zotero.org/users/126362/items/AQF8H8XS&quot;],&quot;uri&quot;:[&quot;http://zotero.org/users/126362/items/AQF8H8XS&quot;],&quot;itemData&quot;:{&quot;id&quot;:2607,&quot;type&quot;:&quot;article-journal&quot;,&quot;title&quot;:&quot;Distances between Populations on the Basis of Gene Frequencies&quot;,&quot;container-title&quot;:&quot;Biometrics&quot;,&quot;page&quot;:&quot;873&quot;,&quot;volume&quot;:&quot;27&quot;,&quot;issue&quot;:&quot;4&quot;,&quot;source&quot;:&quot;CrossRef&quot;,&quot;DOI&quot;:&quot;10.2307/2528824&quot;,&quot;ISSN&quot;:&quot;0006341X&quot;,&quot;author&quot;:[{&quot;family&quot;:&quot;Edwards&quot;,&quot;given&quot;:&quot;A. W. F.&quot;}],&quot;issued&quot;:{&quot;date-parts&quot;:[[&quot;1971&quot;,12]]}}}],&quot;schema&quot;:&quot;https://github.com/citation-style-language/schema/raw/master/csl-citation.json&quot;} RND3DM2Bn2Pkf"/></text:p>
          </table:table-cell>
        </table:table-row>
        <table:table-row>
          <table:table-cell table:style-name="Table1.A2" office:value-type="string">
            <text:p text:style-name="P26">Reynolds' distance<text:span text:style-name="T32">$</text:span></text:p>
          </table:table-cell>
          <table:table-cell table:style-name="Table1.A2" office:value-type="string">
            <text:p text:style-name="P16">Eastern <text:span text:style-name="T40">&amp;</text:span> Western</text:p>
          </table:table-cell>
          <table:table-cell table:style-name="Table1.A2" office:value-type="string">
            <text:p text:style-name="P26">adegenet</text:p>
          </table:table-cell>
          <table:table-cell table:style-name="Table1.D2" office:value-type="string">
            <text:p text:style-name="Table_20_Contents"><text:reference-mark-start text:name="ZOTERO_ITEM CSL_CITATION {&quot;citationID&quot;:&quot;Y9vttqAD&quot;,&quot;properties&quot;:{&quot;formattedCitation&quot;:&quot;(Reynolds et al. 1983)&quot;,&quot;plainCitation&quot;:&quot;(Reynolds et al. 1983)&quot;},&quot;citationItems&quot;:[{&quot;id&quot;:2608,&quot;uris&quot;:[&quot;http://zotero.org/users/126362/items/A8TPXBZB&quot;],&quot;uri&quot;:[&quot;http://zotero.org/users/126362/items/A8TPXBZB&quot;],&quot;itemData&quot;:{&quot;id&quot;:2608,&quot;type&quot;:&quot;article-journal&quot;,&quot;title&quot;:&quot;Estimation of the coancestry coefficient: basis for a short-term genetic distance&quot;,&quot;container-title&quot;:&quot;Genetics&quot;,&quot;page&quot;:&quot;767-779&quot;,&quot;volume&quot;:&quot;105&quot;,&quot;issue&quot;:&quot;3&quot;,&quot;source&quot;:&quot;www.genetics.org&quot;,&quot;abstract&quot;:&quot;A distance measure for populations diverging by drift only is based on the coancestry coefficient θ, and three estimators of the distance D = - ln (1 - θ) are constructed for multiallelic, multilocus data. Simulations of a monoecious population mating at random showed that a weighted ratio of single-locus estimators performed better than an unweighted average or a least squares estimator. Jackknifing over loci provided satisfactory variance estimates of distance values. In the drift situation, in which mutation is excluded, the weighted estimator of D appears to be a better measure of distance than others that have appeared in the literature.&quot;,&quot;ISSN&quot;:&quot;0016-6731, 1943-2631&quot;,&quot;note&quot;:&quot;PMID: 17246175&quot;,&quot;shortTitle&quot;:&quot;ESTIMATION OF THE COANCESTRY COEFFICIENT&quot;,&quot;language&quot;:&quot;en&quot;,&quot;author&quot;:[{&quot;family&quot;:&quot;Reynolds&quot;,&quot;given&quot;:&quot;John&quot;},{&quot;family&quot;:&quot;Weir&quot;,&quot;given&quot;:&quot;B. S.&quot;},{&quot;family&quot;:&quot;Cockerham&quot;,&quot;given&quot;:&quot;C. Clark&quot;}],&quot;issued&quot;:{&quot;date-parts&quot;:[[&quot;1983&quot;,11,1]]},&quot;PMID&quot;:&quot;17246175&quot;}}],&quot;schema&quot;:&quot;https://github.com/citation-style-language/schema/raw/master/csl-citation.json&quot;} RNDKDM0DPZqDS"/>(Reynolds et al. 1983)<text:reference-mark-end text:name="ZOTERO_ITEM CSL_CITATION {&quot;citationID&quot;:&quot;Y9vttqAD&quot;,&quot;properties&quot;:{&quot;formattedCitation&quot;:&quot;(Reynolds et al. 1983)&quot;,&quot;plainCitation&quot;:&quot;(Reynolds et al. 1983)&quot;},&quot;citationItems&quot;:[{&quot;id&quot;:2608,&quot;uris&quot;:[&quot;http://zotero.org/users/126362/items/A8TPXBZB&quot;],&quot;uri&quot;:[&quot;http://zotero.org/users/126362/items/A8TPXBZB&quot;],&quot;itemData&quot;:{&quot;id&quot;:2608,&quot;type&quot;:&quot;article-journal&quot;,&quot;title&quot;:&quot;Estimation of the coancestry coefficient: basis for a short-term genetic distance&quot;,&quot;container-title&quot;:&quot;Genetics&quot;,&quot;page&quot;:&quot;767-779&quot;,&quot;volume&quot;:&quot;105&quot;,&quot;issue&quot;:&quot;3&quot;,&quot;source&quot;:&quot;www.genetics.org&quot;,&quot;abstract&quot;:&quot;A distance measure for populations diverging by drift only is based on the coancestry coefficient θ, and three estimators of the distance D = - ln (1 - θ) are constructed for multiallelic, multilocus data. Simulations of a monoecious population mating at random showed that a weighted ratio of single-locus estimators performed better than an unweighted average or a least squares estimator. Jackknifing over loci provided satisfactory variance estimates of distance values. In the drift situation, in which mutation is excluded, the weighted estimator of D appears to be a better measure of distance than others that have appeared in the literature.&quot;,&quot;ISSN&quot;:&quot;0016-6731, 1943-2631&quot;,&quot;note&quot;:&quot;PMID: 17246175&quot;,&quot;shortTitle&quot;:&quot;ESTIMATION OF THE COANCESTRY COEFFICIENT&quot;,&quot;language&quot;:&quot;en&quot;,&quot;author&quot;:[{&quot;family&quot;:&quot;Reynolds&quot;,&quot;given&quot;:&quot;John&quot;},{&quot;family&quot;:&quot;Weir&quot;,&quot;given&quot;:&quot;B. S.&quot;},{&quot;family&quot;:&quot;Cockerham&quot;,&quot;given&quot;:&quot;C. Clark&quot;}],&quot;issued&quot;:{&quot;date-parts&quot;:[[&quot;1983&quot;,11,1]]},&quot;PMID&quot;:&quot;17246175&quot;}}],&quot;schema&quot;:&quot;https://github.com/citation-style-language/schema/raw/master/csl-citation.json&quot;} RNDKDM0DPZqDS"/></text:p>
          </table:table-cell>
        </table:table-row>
        <table:table-row>
          <table:table-cell table:style-name="Table1.A2" office:value-type="string">
            <text:p text:style-name="P26">Rogers' distance<text:span text:style-name="T32">$</text:span></text:p>
          </table:table-cell>
          <table:table-cell table:style-name="Table1.A2" office:value-type="string">
            <text:p text:style-name="P16">Eastern <text:span text:style-name="T40">&amp;</text:span> Western</text:p>
          </table:table-cell>
          <table:table-cell table:style-name="Table1.A2" office:value-type="string">
            <text:p text:style-name="P26">adegenet</text:p>
          </table:table-cell>
          <table:table-cell table:style-name="Table1.D2" office:value-type="string">
            <text:p text:style-name="Table_20_Contents"><text:reference-mark-start text:name="ZOTERO_ITEM CSL_CITATION {&quot;citationID&quot;:&quot;5sz6ZWnC&quot;,&quot;properties&quot;:{&quot;formattedCitation&quot;:&quot;(Rogers 1972)&quot;,&quot;plainCitation&quot;:&quot;(Rogers 1972)&quot;},&quot;citationItems&quot;:[{&quot;id&quot;:2610,&quot;uris&quot;:[&quot;http://zotero.org/users/126362/items/B9E3RH6V&quot;],&quot;uri&quot;:[&quot;http://zotero.org/users/126362/items/B9E3RH6V&quot;],&quot;itemData&quot;:{&quot;id&quot;:2610,&quot;type&quot;:&quot;chapter&quot;,&quot;title&quot;:&quot;Measures of genetic similarity and genetic distances&quot;,&quot;container-title&quot;:&quot;Studies in Genetics&quot;,&quot;collection-number&quot;:&quot;7213&quot;,&quot;publisher&quot;:&quot;University of Texas Publications&quot;,&quot;page&quot;:&quot;145-153&quot;,&quot;volume&quot;:&quot;VII&quot;,&quot;author&quot;:[{&quot;family&quot;:&quot;Rogers&quot;,&quot;given&quot;:&quot;J. S.&quot;}],&quot;issued&quot;:{&quot;date-parts&quot;:[[&quot;1972&quot;]]}}}],&quot;schema&quot;:&quot;https://github.com/citation-style-language/schema/raw/master/csl-citation.json&quot;} RNDR3erdxQcpE"/>(Rogers 1972)<text:reference-mark-end text:name="ZOTERO_ITEM CSL_CITATION {&quot;citationID&quot;:&quot;5sz6ZWnC&quot;,&quot;properties&quot;:{&quot;formattedCitation&quot;:&quot;(Rogers 1972)&quot;,&quot;plainCitation&quot;:&quot;(Rogers 1972)&quot;},&quot;citationItems&quot;:[{&quot;id&quot;:2610,&quot;uris&quot;:[&quot;http://zotero.org/users/126362/items/B9E3RH6V&quot;],&quot;uri&quot;:[&quot;http://zotero.org/users/126362/items/B9E3RH6V&quot;],&quot;itemData&quot;:{&quot;id&quot;:2610,&quot;type&quot;:&quot;chapter&quot;,&quot;title&quot;:&quot;Measures of genetic similarity and genetic distances&quot;,&quot;container-title&quot;:&quot;Studies in Genetics&quot;,&quot;collection-number&quot;:&quot;7213&quot;,&quot;publisher&quot;:&quot;University of Texas Publications&quot;,&quot;page&quot;:&quot;145-153&quot;,&quot;volume&quot;:&quot;VII&quot;,&quot;author&quot;:[{&quot;family&quot;:&quot;Rogers&quot;,&quot;given&quot;:&quot;J. S.&quot;}],&quot;issued&quot;:{&quot;date-parts&quot;:[[&quot;1972&quot;]]}}}],&quot;schema&quot;:&quot;https://github.com/citation-style-language/schema/raw/master/csl-citation.json&quot;} RNDR3erdxQcpE"/></text:p>
          </table:table-cell>
        </table:table-row>
        <table:table-row>
          <table:table-cell table:style-name="Table1.A2" office:value-type="string">
            <text:p text:style-name="P26">Pr<text:span text:style-name="T45">e</text:span>v<text:span text:style-name="T45">o</text:span>sti's distance<text:span text:style-name="T32">$</text:span></text:p>
          </table:table-cell>
          <table:table-cell table:style-name="Table1.A2" office:value-type="string">
            <text:p text:style-name="P16">Eastern <text:span text:style-name="T40">&amp;</text:span> Western</text:p>
          </table:table-cell>
          <table:table-cell table:style-name="Table1.A2" office:value-type="string">
            <text:p text:style-name="P26">adegenet</text:p>
          </table:table-cell>
          <table:table-cell table:style-name="Table1.D2" office:value-type="string">
            <text:p text:style-name="Table_20_Contents"><text:reference-mark-start text:name="ZOTERO_ITEM CSL_CITATION {&quot;citationID&quot;:&quot;5Pq8w89h&quot;,&quot;properties&quot;:{&quot;formattedCitation&quot;:&quot;(Prevosti et al. 1975)&quot;,&quot;plainCitation&quot;:&quot;(Prevosti et al. 1975)&quot;},&quot;citationItems&quot;:[{&quot;id&quot;:2611,&quot;uris&quot;:[&quot;http://zotero.org/users/126362/items/S62QZH32&quot;],&quot;uri&quot;:[&quot;http://zotero.org/users/126362/items/S62QZH32&quot;],&quot;itemData&quot;:{&quot;id&quot;:2611,&quot;type&quot;:&quot;article-journal&quot;,&quot;title&quot;:&quot;Distances between populations of Drosophila subobscura, based on chromosome arrangement frequencies&quot;,&quot;container-title&quot;:&quot;Theoretical and Applied Genetics&quot;,&quot;page&quot;:&quot;231-241&quot;,&quot;volume&quot;:&quot;45&quot;,&quot;issue&quot;:&quot;6&quot;,&quot;source&quot;:&quot;CrossRef&quot;,&quot;DOI&quot;:&quot;10.1007/BF00831894&quot;,&quot;ISSN&quot;:&quot;0040-5752, 1432-2242&quot;,&quot;language&quot;:&quot;en&quot;,&quot;author&quot;:[{&quot;family&quot;:&quot;Prevosti&quot;,&quot;given&quot;:&quot;A.&quot;},{&quot;family&quot;:&quot;Ocaña&quot;,&quot;given&quot;:&quot;J.&quot;},{&quot;family&quot;:&quot;Alonso&quot;,&quot;given&quot;:&quot;G.&quot;}],&quot;issued&quot;:{&quot;date-parts&quot;:[[&quot;1975&quot;]]}}}],&quot;schema&quot;:&quot;https://github.com/citation-style-language/schema/raw/master/csl-citation.json&quot;} RNDoxaax9CCI9"/>(Prevosti et al. 1975)<text:reference-mark-end text:name="ZOTERO_ITEM CSL_CITATION {&quot;citationID&quot;:&quot;5Pq8w89h&quot;,&quot;properties&quot;:{&quot;formattedCitation&quot;:&quot;(Prevosti et al. 1975)&quot;,&quot;plainCitation&quot;:&quot;(Prevosti et al. 1975)&quot;},&quot;citationItems&quot;:[{&quot;id&quot;:2611,&quot;uris&quot;:[&quot;http://zotero.org/users/126362/items/S62QZH32&quot;],&quot;uri&quot;:[&quot;http://zotero.org/users/126362/items/S62QZH32&quot;],&quot;itemData&quot;:{&quot;id&quot;:2611,&quot;type&quot;:&quot;article-journal&quot;,&quot;title&quot;:&quot;Distances between populations of Drosophila subobscura, based on chromosome arrangement frequencies&quot;,&quot;container-title&quot;:&quot;Theoretical and Applied Genetics&quot;,&quot;page&quot;:&quot;231-241&quot;,&quot;volume&quot;:&quot;45&quot;,&quot;issue&quot;:&quot;6&quot;,&quot;source&quot;:&quot;CrossRef&quot;,&quot;DOI&quot;:&quot;10.1007/BF00831894&quot;,&quot;ISSN&quot;:&quot;0040-5752, 1432-2242&quot;,&quot;language&quot;:&quot;en&quot;,&quot;author&quot;:[{&quot;family&quot;:&quot;Prevosti&quot;,&quot;given&quot;:&quot;A.&quot;},{&quot;family&quot;:&quot;Ocaña&quot;,&quot;given&quot;:&quot;J.&quot;},{&quot;family&quot;:&quot;Alonso&quot;,&quot;given&quot;:&quot;G.&quot;}],&quot;issued&quot;:{&quot;date-parts&quot;:[[&quot;1975&quot;]]}}}],&quot;schema&quot;:&quot;https://github.com/citation-style-language/schema/raw/master/csl-citation.json&quot;} RNDoxaax9CCI9"/></text:p>
          </table:table-cell>
        </table:table-row>
      </table:table>
      <text:p text:style-name="P3"><text:span text:style-name="T32">*</text:span><text:span text:style-name="T8"> </text:span><text:span text:style-name="T20">mean and variance among loci</text:span></text:p>
      <text:p text:style-name="P3"><text:span text:style-name="T35">$</text:span> <text:span text:style-name="T40">multilocus</text:span></text:p>
      <text:p text:style-name="P5"><text:span text:style-name="T35">#</text:span><text:span text:style-name="T44"> harmonic mean among loci</text:span></text:p>
      <text:p text:style-name="P1"/>
      <text:p text:style-name="P7">SUPPLEMENTARY <text:span text:style-name="T46">RESULTS</text:span></text:p>
      <text:p text:style-name="P7"/>
      <text:p text:style-name="P8">Figure S1. Quantile-quantile plots for prior and posterior distributions of the isolation with migration model. <text:span text:style-name="T47">If</text:span> QQ-plot approaches the diagonal <text:span text:style-name="T47">dashed </text:span>line both distributions are similar, i.e. the data was not informative for the parameter.</text:p>
      <text:p text:style-name="P1"/>
      <text:p text:style-name="P2">REFERENCES</text:p>
      <text:section text:style-name="Sect1" text:name="ZOTERO_BIBL {&quot;custom&quot;:[]} CSL_BIBLIOGRAPHY RNDRPVzeRjJ00">
        <text:p text:style-name="Bibliography_20_1">Cornuet, J. M., and G. Luikart. 1996. Description and power analysis of two tests for detecting recent population bottlenecks from allele frequency data. Genetics 144:2001–2014.</text:p>
        <text:p text:style-name="Bibliography_20_1">Cornuet, J.-M., S. Piry, G. Luikart, A. Estoup, and M. Solignac. 1999. New methods employing multilocus genotypes to select or exclude populations as origins of individuals. Genetics 153:1989–2000.</text:p>
        <text:p text:style-name="Bibliography_20_1">Edwards, A. W. F. 1971. Distances between Populations on the Basis of Gene Frequencies. Biometrics 27:873.</text:p>
        <text:p text:style-name="Bibliography_20_1">Garza, J. C., and E. G. Williamson. 2001. Detection of reduction in population size using data from microsatellite loci. Mol. Ecol. 10:305–318.</text:p>
        <text:p text:style-name="Bibliography_20_1">Goldstein, D. B., A. R. Linares, L. L. Cavalli-Sforza, and M. W. Feldman. 1995. Genetic absolute dating based on microsatellites and the origin of modern humans. Proc. Natl. Acad. Sci. 92:6723–6727.</text:p>
        <text:p text:style-name="Bibliography_20_1">Jost, L. 2008. GST and its relatives do not measure differentiation. Mol. Ecol. 17:4015–4026.</text:p>
        <text:p text:style-name="Bibliography_20_1">Kimmel, M., and R. Chakraborty. 1996. Measures of variation at DNA repeat loci under a general stepwise mutation model. Theor. Popul. Biol. 50:345–367.</text:p>
        <text:p text:style-name="Bibliography_20_1">Kimmel, M., R. Chakraborty, J. P. King, M. Bamshad, W. S. Watkins, and L. B. Jorde. 1998. Signatures of population expansion in microsatellite repeat data. Genetics 148:1921–1930.</text:p>
        <text:p text:style-name="Bibliography_20_1">Meirmans, P. G. 2006. Using the AMOVA framework to estimate a standardized genetic differentiation measure. Evolution 60:2399–2402.</text:p>
        <text:p text:style-name="Bibliography_20_1">Meirmans, P. G., and P. W. Hedrick. 2011. Assessing population structure: FST and related measures. Mol. Ecol. Resour. 11:5–18.</text:p>
        <text:p text:style-name="Bibliography_20_1">Nei, M. 1973. Analysis of gene diversity in subdivided populations. Proc. Natl. Acad. Sci. 70:3321–<text:soft-page-break/>3323.</text:p>
        <text:p text:style-name="Bibliography_20_1">Nei, M. 1972. Genetic distance between populations. Am. Nat. 106:283–292.</text:p>
        <text:p text:style-name="Bibliography_20_1">Nei, M. 1987. Molecular evolutionary genetics. Columbia University Press, New York.</text:p>
        <text:p text:style-name="Bibliography_20_1">Ohta, T., and M. Kimura. 1973. A model of mutation appropriate to estimate the number of electrophoretically detectable alleles in a finite population. Genet. Res. 22:201.</text:p>
        <text:p text:style-name="Bibliography_20_1">Prevosti, A., J. Ocaña, and G. Alonso. 1975. Distances between populations of Drosophila subobscura, based on chromosome arrangement frequencies. Theor. Appl. Genet. 45:231–241.</text:p>
        <text:p text:style-name="Bibliography_20_1">Reynolds, J., B. S. Weir, and C. C. Cockerham. 1983. Estimation of the coancestry coefficient: basis for a short-term genetic distance. Genetics 105:767–779.</text:p>
        <text:p text:style-name="Bibliography_20_1">Rogers, J. S. 1972. Measures of genetic similarity and genetic distances. Pp. 145–153 <text:span text:style-name="T1">in</text:span> Studies in Genetics. University of Texas Publications.</text:p>
        <text:p text:style-name="Bibliography_20_1">Weir, B. S., and C. C. Cockerham. 1984. Estimating F-statistics for the analysis of population structure. Evolution 38:1358–1370.</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4:25:35.538192116</meta:creation-date>
    <meta:generator>LibreOffice/4.2.8.2$Linux_X86_64 LibreOffice_project/420m0$Build-2</meta:generator>
    <dc:date>2017-01-19T14:42:21.374000177</dc:date>
    <meta:editing-duration>PT3H13M1S</meta:editing-duration>
    <meta:editing-cycles>30</meta:editing-cycles>
    <dc:creator>Miguel Navascués</dc:creator>
    <meta:document-statistic meta:table-count="1" meta:image-count="0" meta:object-count="0" meta:page-count="3" meta:paragraph-count="101" meta:word-count="931" meta:character-count="6174" meta:non-whitespace-character-count="5358"/>
    <meta:user-defined meta:name="ZOTERO_PREF_1">&lt;data data-version="3" zotero-version="4.0.29.10"&gt;&lt;session id="47g6A3oW"/&gt;&lt;style id="http://www.zotero.org/styles/evolution"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